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3">
            <text:p>1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7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7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8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08in" draw:caption-point-x="-0.7689in" draw:caption-point-y="0.91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84in" draw:caption-point-x="-0.2402in" draw:caption-point-y="0.615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84in" draw:caption-point-x="-0.2622in" draw:caption-point-y="0.615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484in" draw:caption-point-x="-0.2402in" draw:caption-point-y="0.615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484in" draw:caption-point-x="-0.2402in" draw:caption-point-y="0.615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496in" draw:caption-point-x="-1.4484in" draw:caption-point-y="0.613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03T08:36:51.6">
            <text:p>08/03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49" table:formula="of:=SUMPRODUCT([Thong_Tin_Ngay_Nghi_201601.$B$3:.$B$37]=[.$B7];[Thong_Tin_Ngay_Nghi_201601.$C$3:.$C$37])+SUMPRODUCT([Thong_Tin_Ngay_Nghi_201602.$B$3:.$B$38]=[.$B7];[Thong_Tin_Ngay_Nghi_201602.$C$3:.$C$38]) + SUMPRODUCT([Thong_Tin_Ngay_Nghi_201603.$B$3:.$B$40]=[.$B7];[Thong_Tin_Ngay_Nghi_201603.$C$3:.$C$40])" office:value-type="float" office:value="3">
            <text:p>3</text:p>
          </table:table-cell>
          <table:table-cell table:style-name="ce49" table:formula="of:=SUMPRODUCT([Thong_Tin_Ngay_Nghi_201601.$B$3:.$B$37]=[.$B7];[Thong_Tin_Ngay_Nghi_201601.$C$3:.$C$37])+SUMPRODUCT([Thong_Tin_Ngay_Nghi_201602.$B$3:.$B$38]=[.$B7];[Thong_Tin_Ngay_Nghi_201602.$C$3:.$C$38]) + SUMPRODUCT([Thong_Tin_Ngay_Nghi_201603.$B$3:.$B$40]=[.$B7];[Thong_Tin_Ngay_Nghi_201603.$C$3:.$C$40]) + SUMPRODUCT([Thong_Tin_Ngay_Nghi_201604.$B$3:.$B$41]=[.$B7];[Thong_Tin_Ngay_Nghi_201604.$C$3:.$C$41]) + SUMPRODUCT([Thong_Tin_Ngay_Nghi_201605.$B$3:.$B$40]=[.$B7];[Thong_Tin_Ngay_Nghi_201605.$C$3:.$C$40]) + SUMPRODUCT([Thong_Tin_Ngay_Nghi_201606.$B$3:.$B$41]=[.$B7];[Thong_Tin_Ngay_Nghi_201606.$C$3:.$C$41]) + SUMPRODUCT([Thong_Tin_Ngay_Nghi_201607.$B$3:.$B$49]=[.$B7];[Thong_Tin_Ngay_Nghi_201607.$C$3:.$C$49])" office:value-type="float" office:value="6">
            <text:p>6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8]);DATE(YEAR([.D8]);12;31);NOW())" office:value-type="date" office:date-value="2016-08-03T08:36:51.61">
            <text:p>08/03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0" table:formula="of:=SUMPRODUCT([Thong_Tin_Ngay_Nghi_201601.$B$3:.$B$37]=[.$B8];[Thong_Tin_Ngay_Nghi_201601.$C$3:.$C$37])+SUMPRODUCT([Thong_Tin_Ngay_Nghi_201602.$B$3:.$B$38]=[.$B8];[Thong_Tin_Ngay_Nghi_201602.$C$3:.$C$38]) + SUMPRODUCT([Thong_Tin_Ngay_Nghi_201603.$B$3:.$B$40]=[.$B8];[Thong_Tin_Ngay_Nghi_201603.$C$3:.$C$40])" office:value-type="float" office:value="0">
            <text:p>0</text:p>
          </table:table-cell>
          <table:table-cell table:style-name="ce50" table:formula="of:=SUMPRODUCT([Thong_Tin_Ngay_Nghi_201601.$B$3:.$B$37]=[.$B8];[Thong_Tin_Ngay_Nghi_201601.$C$3:.$C$37])+SUMPRODUCT([Thong_Tin_Ngay_Nghi_201602.$B$3:.$B$38]=[.$B8];[Thong_Tin_Ngay_Nghi_201602.$C$3:.$C$38]) + SUMPRODUCT([Thong_Tin_Ngay_Nghi_201603.$B$3:.$B$40]=[.$B8];[Thong_Tin_Ngay_Nghi_201603.$C$3:.$C$40]) + SUMPRODUCT([Thong_Tin_Ngay_Nghi_201604.$B$3:.$B$41]=[.$B8];[Thong_Tin_Ngay_Nghi_201604.$C$3:.$C$41]) + SUMPRODUCT([Thong_Tin_Ngay_Nghi_201605.$B$3:.$B$40]=[.$B8];[Thong_Tin_Ngay_Nghi_201605.$C$3:.$C$40]) + SUMPRODUCT([Thong_Tin_Ngay_Nghi_201606.$B$3:.$B$41]=[.$B8];[Thong_Tin_Ngay_Nghi_201606.$C$3:.$C$41]) + SUMPRODUCT([Thong_Tin_Ngay_Nghi_201607.$B$3:.$B$49]=[.$B8];[Thong_Tin_Ngay_Nghi_201607.$C$3:.$C$49])" office:value-type="float" office:value="0.5">
            <text:p>0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0.5">
            <text:p>0.5</text:p>
          </table:table-cell>
          <table:table-cell table:number-columns-repeated="2" table:style-name="ce45"/>
          <table:table-cell table:style-name="ce45" table:formula="of:=[.I8]+[.K8] +[.J8]" office:value-type="float" office:value="0.5">
            <text:p>0.5</text:p>
          </table:table-cell>
          <table:table-cell table:style-name="ce53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03T08:36:51.61">
            <text:p>08/03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0" table:formula="of:=SUMPRODUCT([Thong_Tin_Ngay_Nghi_201601.$B$3:.$B$37]=[.$B9];[Thong_Tin_Ngay_Nghi_201601.$C$3:.$C$37])+SUMPRODUCT([Thong_Tin_Ngay_Nghi_201602.$B$3:.$B$38]=[.$B9];[Thong_Tin_Ngay_Nghi_201602.$C$3:.$C$38]) + SUMPRODUCT([Thong_Tin_Ngay_Nghi_201603.$B$3:.$B$40]=[.$B9];[Thong_Tin_Ngay_Nghi_201603.$C$3:.$C$40])" office:value-type="float" office:value="2.5">
            <text:p>2.5</text:p>
          </table:table-cell>
          <table:table-cell table:style-name="ce50" table:formula="of:=SUMPRODUCT([Thong_Tin_Ngay_Nghi_201601.$B$3:.$B$37]=[.$B9];[Thong_Tin_Ngay_Nghi_201601.$C$3:.$C$37])+SUMPRODUCT([Thong_Tin_Ngay_Nghi_201602.$B$3:.$B$38]=[.$B9];[Thong_Tin_Ngay_Nghi_201602.$C$3:.$C$38]) + SUMPRODUCT([Thong_Tin_Ngay_Nghi_201603.$B$3:.$B$40]=[.$B9];[Thong_Tin_Ngay_Nghi_201603.$C$3:.$C$40]) + SUMPRODUCT([Thong_Tin_Ngay_Nghi_201604.$B$3:.$B$41]=[.$B9];[Thong_Tin_Ngay_Nghi_201604.$C$3:.$C$41]) + SUMPRODUCT([Thong_Tin_Ngay_Nghi_201605.$B$3:.$B$40]=[.$B9];[Thong_Tin_Ngay_Nghi_201605.$C$3:.$C$40]) + SUMPRODUCT([Thong_Tin_Ngay_Nghi_201606.$B$3:.$B$41]=[.$B9];[Thong_Tin_Ngay_Nghi_201606.$C$3:.$C$41]) + SUMPRODUCT([Thong_Tin_Ngay_Nghi_201607.$B$3:.$B$49]=[.$B9];[Thong_Tin_Ngay_Nghi_201607.$C$3:.$C$49])" office:value-type="float" office:value="7">
            <text:p>7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5"/>
          <table:table-cell table:style-name="ce45" table:formula="of:=[.I9]+[.K9] +[.J9]" office:value-type="float" office:value="2.5">
            <text:p>2.5</text:p>
          </table:table-cell>
          <table:table-cell table:style-name="ce53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03T08:36:51.61">
            <text:p>08/03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0" table:formula="of:=SUMPRODUCT([Thong_Tin_Ngay_Nghi_201601.$B$3:.$B$37]=[.$B10];[Thong_Tin_Ngay_Nghi_201601.$C$3:.$C$37])+SUMPRODUCT([Thong_Tin_Ngay_Nghi_201602.$B$3:.$B$38]=[.$B10];[Thong_Tin_Ngay_Nghi_201602.$C$3:.$C$38]) + SUMPRODUCT([Thong_Tin_Ngay_Nghi_201603.$B$3:.$B$40]=[.$B10];[Thong_Tin_Ngay_Nghi_201603.$C$3:.$C$40])" office:value-type="float" office:value="3">
            <text:p>3</text:p>
          </table:table-cell>
          <table:table-cell table:style-name="ce50" table:formula="of:=SUMPRODUCT([Thong_Tin_Ngay_Nghi_201601.$B$3:.$B$37]=[.$B10];[Thong_Tin_Ngay_Nghi_201601.$C$3:.$C$37])+SUMPRODUCT([Thong_Tin_Ngay_Nghi_201602.$B$3:.$B$38]=[.$B10];[Thong_Tin_Ngay_Nghi_201602.$C$3:.$C$38]) + SUMPRODUCT([Thong_Tin_Ngay_Nghi_201603.$B$3:.$B$40]=[.$B10];[Thong_Tin_Ngay_Nghi_201603.$C$3:.$C$40]) + SUMPRODUCT([Thong_Tin_Ngay_Nghi_201604.$B$3:.$B$41]=[.$B10];[Thong_Tin_Ngay_Nghi_201604.$C$3:.$C$41]) + SUMPRODUCT([Thong_Tin_Ngay_Nghi_201605.$B$3:.$B$40]=[.$B10];[Thong_Tin_Ngay_Nghi_201605.$C$3:.$C$40]) + SUMPRODUCT([Thong_Tin_Ngay_Nghi_201606.$B$3:.$B$41]=[.$B10];[Thong_Tin_Ngay_Nghi_201606.$C$3:.$C$41]) + SUMPRODUCT([Thong_Tin_Ngay_Nghi_201607.$B$3:.$B$49]=[.$B10];[Thong_Tin_Ngay_Nghi_201607.$C$3:.$C$49])" office:value-type="float" office:value="5.5">
            <text:p>5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03T08:36:51.61">
            <text:p>08/03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0" table:formula="of:=SUMPRODUCT([Thong_Tin_Ngay_Nghi_201601.$B$3:.$B$37]=[.$B11];[Thong_Tin_Ngay_Nghi_201601.$C$3:.$C$37])+SUMPRODUCT([Thong_Tin_Ngay_Nghi_201602.$B$3:.$B$38]=[.$B11];[Thong_Tin_Ngay_Nghi_201602.$C$3:.$C$38]) + SUMPRODUCT([Thong_Tin_Ngay_Nghi_201603.$B$3:.$B$40]=[.$B11];[Thong_Tin_Ngay_Nghi_201603.$C$3:.$C$40])" office:value-type="float" office:value="3.5">
            <text:p>3.5</text:p>
          </table:table-cell>
          <table:table-cell table:style-name="ce50" table:formula="of:=SUMPRODUCT([Thong_Tin_Ngay_Nghi_201601.$B$3:.$B$37]=[.$B11];[Thong_Tin_Ngay_Nghi_201601.$C$3:.$C$37])+SUMPRODUCT([Thong_Tin_Ngay_Nghi_201602.$B$3:.$B$38]=[.$B11];[Thong_Tin_Ngay_Nghi_201602.$C$3:.$C$38]) + SUMPRODUCT([Thong_Tin_Ngay_Nghi_201603.$B$3:.$B$40]=[.$B11];[Thong_Tin_Ngay_Nghi_201603.$C$3:.$C$40]) + SUMPRODUCT([Thong_Tin_Ngay_Nghi_201604.$B$3:.$B$41]=[.$B11];[Thong_Tin_Ngay_Nghi_201604.$C$3:.$C$41]) + SUMPRODUCT([Thong_Tin_Ngay_Nghi_201605.$B$3:.$B$40]=[.$B11];[Thong_Tin_Ngay_Nghi_201605.$C$3:.$C$40]) + SUMPRODUCT([Thong_Tin_Ngay_Nghi_201606.$B$3:.$B$41]=[.$B11];[Thong_Tin_Ngay_Nghi_201606.$C$3:.$C$41]) + SUMPRODUCT([Thong_Tin_Ngay_Nghi_201607.$B$3:.$B$49]=[.$B11];[Thong_Tin_Ngay_Nghi_201607.$C$3:.$C$49])" office:value-type="float" office:value="9.5">
            <text:p>9.5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2.5">
            <text:p>-2.5</text:p>
          </table:table-cell>
          <table:table-cell table:number-columns-repeated="2" table:style-name="ce45"/>
          <table:table-cell table:style-name="ce45" table:formula="of:=[.I11]+[.K11] +[.J11]" office:value-type="float" office:value="-2.5">
            <text:p>-2.5</text:p>
          </table:table-cell>
          <table:table-cell table:style-name="ce53"/>
        </table:table-row>
        <table:table-row table:style-name="ro10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8-03T08:36:51.61">
            <text:p>08/03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50" table:formula="of:=SUMPRODUCT([Thong_Tin_Ngay_Nghi_201601.$B$3:.$B$37]=[.$B12];[Thong_Tin_Ngay_Nghi_201601.$C$3:.$C$37])+SUMPRODUCT([Thong_Tin_Ngay_Nghi_201602.$B$3:.$B$38]=[.$B12];[Thong_Tin_Ngay_Nghi_201602.$C$3:.$C$38]) + SUMPRODUCT([Thong_Tin_Ngay_Nghi_201603.$B$3:.$B$40]=[.$B12];[Thong_Tin_Ngay_Nghi_201603.$C$3:.$C$40])" office:value-type="float" office:value="5">
            <text:p>5</text:p>
          </table:table-cell>
          <table:table-cell table:style-name="ce50" table:formula="of:=SUMPRODUCT([Thong_Tin_Ngay_Nghi_201601.$B$3:.$B$37]=[.$B12];[Thong_Tin_Ngay_Nghi_201601.$C$3:.$C$37])+SUMPRODUCT([Thong_Tin_Ngay_Nghi_201602.$B$3:.$B$38]=[.$B12];[Thong_Tin_Ngay_Nghi_201602.$C$3:.$C$38]) + SUMPRODUCT([Thong_Tin_Ngay_Nghi_201603.$B$3:.$B$40]=[.$B12];[Thong_Tin_Ngay_Nghi_201603.$C$3:.$C$40]) + SUMPRODUCT([Thong_Tin_Ngay_Nghi_201604.$B$3:.$B$41]=[.$B12];[Thong_Tin_Ngay_Nghi_201604.$C$3:.$C$41]) + SUMPRODUCT([Thong_Tin_Ngay_Nghi_201605.$B$3:.$B$40]=[.$B12];[Thong_Tin_Ngay_Nghi_201605.$C$3:.$C$40]) + SUMPRODUCT([Thong_Tin_Ngay_Nghi_201606.$B$3:.$B$41]=[.$B12];[Thong_Tin_Ngay_Nghi_201606.$C$3:.$C$41]) + SUMPRODUCT([Thong_Tin_Ngay_Nghi_201607.$B$3:.$B$49]=[.$B12];[Thong_Tin_Ngay_Nghi_201607.$C$3:.$C$49])" office:value-type="float" office:value="10.5">
            <text:p>10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1.5">
            <text:p>1.5</text:p>
          </table:table-cell>
          <table:table-cell table:style-name="ce45">
            <office:annotation draw:style-name="gr2" draw:text-style-name="P1" svg:width="1.1413in" svg:height="0.5457in" svg:x="8.3087in" svg:y="2.865in" draw:caption-point-x="-0.2402in" draw:caption-point-y="0.6039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2]+[.K12] +[.J12]" office:value-type="float" office:value="1.5">
            <text:p>1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8-03T08:36:51.61">
            <text:p>08/03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0" table:formula="of:=SUMPRODUCT([Thong_Tin_Ngay_Nghi_201601.$B$3:.$B$37]=[.$B13];[Thong_Tin_Ngay_Nghi_201601.$C$3:.$C$37])+SUMPRODUCT([Thong_Tin_Ngay_Nghi_201602.$B$3:.$B$38]=[.$B13];[Thong_Tin_Ngay_Nghi_201602.$C$3:.$C$38]) + SUMPRODUCT([Thong_Tin_Ngay_Nghi_201603.$B$3:.$B$40]=[.$B13];[Thong_Tin_Ngay_Nghi_201603.$C$3:.$C$40])" office:value-type="float" office:value="0">
            <text:p>0</text:p>
          </table:table-cell>
          <table:table-cell table:style-name="ce50" table:formula="of:=SUMPRODUCT([Thong_Tin_Ngay_Nghi_201601.$B$3:.$B$37]=[.$B13];[Thong_Tin_Ngay_Nghi_201601.$C$3:.$C$37])+SUMPRODUCT([Thong_Tin_Ngay_Nghi_201602.$B$3:.$B$38]=[.$B13];[Thong_Tin_Ngay_Nghi_201602.$C$3:.$C$38]) + SUMPRODUCT([Thong_Tin_Ngay_Nghi_201603.$B$3:.$B$40]=[.$B13];[Thong_Tin_Ngay_Nghi_201603.$C$3:.$C$40]) + SUMPRODUCT([Thong_Tin_Ngay_Nghi_201604.$B$3:.$B$41]=[.$B13];[Thong_Tin_Ngay_Nghi_201604.$C$3:.$C$41]) + SUMPRODUCT([Thong_Tin_Ngay_Nghi_201605.$B$3:.$B$40]=[.$B13];[Thong_Tin_Ngay_Nghi_201605.$C$3:.$C$40]) + SUMPRODUCT([Thong_Tin_Ngay_Nghi_201606.$B$3:.$B$41]=[.$B13];[Thong_Tin_Ngay_Nghi_201606.$C$3:.$C$41]) + SUMPRODUCT([Thong_Tin_Ngay_Nghi_201607.$B$3:.$B$49]=[.$B13];[Thong_Tin_Ngay_Nghi_201607.$C$3:.$C$49])" office:value-type="float" office:value="5">
            <text:p>5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number-columns-repeated="2" table:style-name="ce45"/>
          <table:table-cell table:style-name="ce45" table:formula="of:=[.I13]+[.K13] +[.J13]" office:value-type="float" office:value="0">
            <text:p>0</text:p>
          </table:table-cell>
          <table:table-cell table:style-name="ce53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03T08:36:51.61">
            <text:p>08/03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0" table:formula="of:=SUMPRODUCT([Thong_Tin_Ngay_Nghi_201601.$B$3:.$B$37]=[.$B14];[Thong_Tin_Ngay_Nghi_201601.$C$3:.$C$37])+SUMPRODUCT([Thong_Tin_Ngay_Nghi_201602.$B$3:.$B$38]=[.$B14];[Thong_Tin_Ngay_Nghi_201602.$C$3:.$C$38]) + SUMPRODUCT([Thong_Tin_Ngay_Nghi_201603.$B$3:.$B$40]=[.$B14];[Thong_Tin_Ngay_Nghi_201603.$C$3:.$C$40])" office:value-type="float" office:value="3">
            <text:p>3</text:p>
          </table:table-cell>
          <table:table-cell table:style-name="ce50" table:formula="of:=SUMPRODUCT([Thong_Tin_Ngay_Nghi_201601.$B$3:.$B$37]=[.$B14];[Thong_Tin_Ngay_Nghi_201601.$C$3:.$C$37])+SUMPRODUCT([Thong_Tin_Ngay_Nghi_201602.$B$3:.$B$38]=[.$B14];[Thong_Tin_Ngay_Nghi_201602.$C$3:.$C$38]) + SUMPRODUCT([Thong_Tin_Ngay_Nghi_201603.$B$3:.$B$40]=[.$B14];[Thong_Tin_Ngay_Nghi_201603.$C$3:.$C$40]) + SUMPRODUCT([Thong_Tin_Ngay_Nghi_201604.$B$3:.$B$41]=[.$B14];[Thong_Tin_Ngay_Nghi_201604.$C$3:.$C$41]) + SUMPRODUCT([Thong_Tin_Ngay_Nghi_201605.$B$3:.$B$40]=[.$B14];[Thong_Tin_Ngay_Nghi_201605.$C$3:.$C$40]) + SUMPRODUCT([Thong_Tin_Ngay_Nghi_201606.$B$3:.$B$41]=[.$B14];[Thong_Tin_Ngay_Nghi_201606.$C$3:.$C$41]) + SUMPRODUCT([Thong_Tin_Ngay_Nghi_201607.$B$3:.$B$49]=[.$B14];[Thong_Tin_Ngay_Nghi_201607.$C$3:.$C$49])" office:value-type="float" office:value="6">
            <text:p>6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number-columns-repeated="2" table:style-name="ce45"/>
          <table:table-cell table:style-name="ce45" table:formula="of:=[.I14]+[.K14] +[.J14]" office:value-type="float" office:value="4">
            <text:p>4</text:p>
          </table:table-cell>
          <table:table-cell table:style-name="ce53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03T08:36:51.62">
            <text:p>08/03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0" table:formula="of:=SUMPRODUCT([Thong_Tin_Ngay_Nghi_201601.$B$3:.$B$37]=[.$B15];[Thong_Tin_Ngay_Nghi_201601.$C$3:.$C$37])+SUMPRODUCT([Thong_Tin_Ngay_Nghi_201602.$B$3:.$B$38]=[.$B15];[Thong_Tin_Ngay_Nghi_201602.$C$3:.$C$38]) + SUMPRODUCT([Thong_Tin_Ngay_Nghi_201603.$B$3:.$B$40]=[.$B15];[Thong_Tin_Ngay_Nghi_201603.$C$3:.$C$40])" office:value-type="float" office:value="5.5">
            <text:p>5.5</text:p>
          </table:table-cell>
          <table:table-cell table:style-name="ce50" table:formula="of:=SUMPRODUCT([Thong_Tin_Ngay_Nghi_201601.$B$3:.$B$37]=[.$B15];[Thong_Tin_Ngay_Nghi_201601.$C$3:.$C$37])+SUMPRODUCT([Thong_Tin_Ngay_Nghi_201602.$B$3:.$B$38]=[.$B15];[Thong_Tin_Ngay_Nghi_201602.$C$3:.$C$38]) + SUMPRODUCT([Thong_Tin_Ngay_Nghi_201603.$B$3:.$B$40]=[.$B15];[Thong_Tin_Ngay_Nghi_201603.$C$3:.$C$40]) + SUMPRODUCT([Thong_Tin_Ngay_Nghi_201604.$B$3:.$B$41]=[.$B15];[Thong_Tin_Ngay_Nghi_201604.$C$3:.$C$41]) + SUMPRODUCT([Thong_Tin_Ngay_Nghi_201605.$B$3:.$B$40]=[.$B15];[Thong_Tin_Ngay_Nghi_201605.$C$3:.$C$40]) + SUMPRODUCT([Thong_Tin_Ngay_Nghi_201606.$B$3:.$B$41]=[.$B15];[Thong_Tin_Ngay_Nghi_201606.$C$3:.$C$41]) + SUMPRODUCT([Thong_Tin_Ngay_Nghi_201607.$B$3:.$B$49]=[.$B15];[Thong_Tin_Ngay_Nghi_201607.$C$3:.$C$49])" office:value-type="float" office:value="11.5">
            <text:p>11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5"/>
          <table:table-cell table:style-name="ce45" table:formula="of:=[.I15]+[.K15] +[.J15]" office:value-type="float" office:value="1">
            <text:p>1</text:p>
          </table:table-cell>
          <table:table-cell table:style-name="ce53"/>
        </table:table-row>
        <table:table-row table:style-name="ro11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03T08:36:51.62">
            <text:p>08/03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0" table:formula="of:=SUMPRODUCT([Thong_Tin_Ngay_Nghi_201601.$B$3:.$B$37]=[.$B16];[Thong_Tin_Ngay_Nghi_201601.$C$3:.$C$37])+SUMPRODUCT([Thong_Tin_Ngay_Nghi_201602.$B$3:.$B$38]=[.$B16];[Thong_Tin_Ngay_Nghi_201602.$C$3:.$C$38]) + SUMPRODUCT([Thong_Tin_Ngay_Nghi_201603.$B$3:.$B$40]=[.$B16];[Thong_Tin_Ngay_Nghi_201603.$C$3:.$C$40])" office:value-type="float" office:value="6">
            <text:p>6</text:p>
          </table:table-cell>
          <table:table-cell table:style-name="ce50" table:formula="of:=SUMPRODUCT([Thong_Tin_Ngay_Nghi_201601.$B$3:.$B$37]=[.$B16];[Thong_Tin_Ngay_Nghi_201601.$C$3:.$C$37])+SUMPRODUCT([Thong_Tin_Ngay_Nghi_201602.$B$3:.$B$38]=[.$B16];[Thong_Tin_Ngay_Nghi_201602.$C$3:.$C$38]) + SUMPRODUCT([Thong_Tin_Ngay_Nghi_201603.$B$3:.$B$40]=[.$B16];[Thong_Tin_Ngay_Nghi_201603.$C$3:.$C$40]) + SUMPRODUCT([Thong_Tin_Ngay_Nghi_201604.$B$3:.$B$41]=[.$B16];[Thong_Tin_Ngay_Nghi_201604.$C$3:.$C$41]) + SUMPRODUCT([Thong_Tin_Ngay_Nghi_201605.$B$3:.$B$40]=[.$B16];[Thong_Tin_Ngay_Nghi_201605.$C$3:.$C$40]) + SUMPRODUCT([Thong_Tin_Ngay_Nghi_201606.$B$3:.$B$41]=[.$B16];[Thong_Tin_Ngay_Nghi_201606.$C$3:.$C$41]) + SUMPRODUCT([Thong_Tin_Ngay_Nghi_201607.$B$3:.$B$49]=[.$B16];[Thong_Tin_Ngay_Nghi_201607.$C$3:.$C$49])" office:value-type="float" office:value="13.5">
            <text:p>13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6.5">
            <text:p>-6.5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6]+[.K16] +[.J16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03T08:36:51.62">
            <text:p>08/03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0" table:formula="of:=SUMPRODUCT([Thong_Tin_Ngay_Nghi_201601.$B$3:.$B$37]=[.$B17];[Thong_Tin_Ngay_Nghi_201601.$C$3:.$C$37])+SUMPRODUCT([Thong_Tin_Ngay_Nghi_201602.$B$3:.$B$38]=[.$B17];[Thong_Tin_Ngay_Nghi_201602.$C$3:.$C$38]) + SUMPRODUCT([Thong_Tin_Ngay_Nghi_201603.$B$3:.$B$40]=[.$B17];[Thong_Tin_Ngay_Nghi_201603.$C$3:.$C$40])" office:value-type="float" office:value="2.5">
            <text:p>2.5</text:p>
          </table:table-cell>
          <table:table-cell table:style-name="ce50" table:formula="of:=SUMPRODUCT([Thong_Tin_Ngay_Nghi_201601.$B$3:.$B$37]=[.$B17];[Thong_Tin_Ngay_Nghi_201601.$C$3:.$C$37])+SUMPRODUCT([Thong_Tin_Ngay_Nghi_201602.$B$3:.$B$38]=[.$B17];[Thong_Tin_Ngay_Nghi_201602.$C$3:.$C$38]) + SUMPRODUCT([Thong_Tin_Ngay_Nghi_201603.$B$3:.$B$40]=[.$B17];[Thong_Tin_Ngay_Nghi_201603.$C$3:.$C$40]) + SUMPRODUCT([Thong_Tin_Ngay_Nghi_201604.$B$3:.$B$41]=[.$B17];[Thong_Tin_Ngay_Nghi_201604.$C$3:.$C$41]) + SUMPRODUCT([Thong_Tin_Ngay_Nghi_201605.$B$3:.$B$40]=[.$B17];[Thong_Tin_Ngay_Nghi_201605.$C$3:.$C$40]) + SUMPRODUCT([Thong_Tin_Ngay_Nghi_201606.$B$3:.$B$41]=[.$B17];[Thong_Tin_Ngay_Nghi_201606.$C$3:.$C$41]) + SUMPRODUCT([Thong_Tin_Ngay_Nghi_201607.$B$3:.$B$49]=[.$B17];[Thong_Tin_Ngay_Nghi_201607.$C$3:.$C$49])" office:value-type="float" office:value="7.5">
            <text:p>7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number-columns-repeated="2" table:style-name="ce45"/>
          <table:table-cell table:style-name="ce45" table:formula="of:=[.I17]+[.K17] +[.J17]" office:value-type="float" office:value="-0.5">
            <text:p>-0.5</text:p>
          </table:table-cell>
          <table:table-cell table:style-name="ce53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office:value-type="date" office:date-value="2016-07-29">
            <text:p>07/29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0" table:formula="of:=SUMPRODUCT([Thong_Tin_Ngay_Nghi_201601.$B$3:.$B$37]=[.$B18];[Thong_Tin_Ngay_Nghi_201601.$C$3:.$C$37])+SUMPRODUCT([Thong_Tin_Ngay_Nghi_201602.$B$3:.$B$38]=[.$B18];[Thong_Tin_Ngay_Nghi_201602.$C$3:.$C$38]) + SUMPRODUCT([Thong_Tin_Ngay_Nghi_201603.$B$3:.$B$40]=[.$B18];[Thong_Tin_Ngay_Nghi_201603.$C$3:.$C$40])" office:value-type="float" office:value="6">
            <text:p>6</text:p>
          </table:table-cell>
          <table:table-cell table:style-name="ce50" table:formula="of:=SUMPRODUCT([Thong_Tin_Ngay_Nghi_201601.$B$3:.$B$37]=[.$B18];[Thong_Tin_Ngay_Nghi_201601.$C$3:.$C$37])+SUMPRODUCT([Thong_Tin_Ngay_Nghi_201602.$B$3:.$B$38]=[.$B18];[Thong_Tin_Ngay_Nghi_201602.$C$3:.$C$38]) + SUMPRODUCT([Thong_Tin_Ngay_Nghi_201603.$B$3:.$B$40]=[.$B18];[Thong_Tin_Ngay_Nghi_201603.$C$3:.$C$40]) + SUMPRODUCT([Thong_Tin_Ngay_Nghi_201604.$B$3:.$B$41]=[.$B18];[Thong_Tin_Ngay_Nghi_201604.$C$3:.$C$41]) + SUMPRODUCT([Thong_Tin_Ngay_Nghi_201605.$B$3:.$B$40]=[.$B18];[Thong_Tin_Ngay_Nghi_201605.$C$3:.$C$40]) + SUMPRODUCT([Thong_Tin_Ngay_Nghi_201606.$B$3:.$B$41]=[.$B18];[Thong_Tin_Ngay_Nghi_201606.$C$3:.$C$41]) + SUMPRODUCT([Thong_Tin_Ngay_Nghi_201607.$B$3:.$B$49]=[.$B18];[Thong_Tin_Ngay_Nghi_201607.$C$3:.$C$49])" office:value-type="float" office:value="12">
            <text:p>12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2">
            <text:p>-2</text:p>
          </table:table-cell>
          <table:table-cell table:number-columns-repeated="2" table:style-name="ce45"/>
          <table:table-cell table:style-name="ce45" table:formula="of:=[.I18]+[.K18] +[.J18]" office:value-type="float" office:value="-2">
            <text:p>-2</text:p>
          </table:table-cell>
          <table:table-cell table:style-name="ce53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03T08:36:51.62">
            <text:p>08/03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0" table:formula="of:=SUMPRODUCT([Thong_Tin_Ngay_Nghi_201601.$B$3:.$B$37]=[.$B19];[Thong_Tin_Ngay_Nghi_201601.$C$3:.$C$37])+SUMPRODUCT([Thong_Tin_Ngay_Nghi_201602.$B$3:.$B$38]=[.$B19];[Thong_Tin_Ngay_Nghi_201602.$C$3:.$C$38]) + SUMPRODUCT([Thong_Tin_Ngay_Nghi_201603.$B$3:.$B$40]=[.$B19];[Thong_Tin_Ngay_Nghi_201603.$C$3:.$C$40])" office:value-type="float" office:value="5">
            <text:p>5</text:p>
          </table:table-cell>
          <table:table-cell table:style-name="ce50" table:formula="of:=SUMPRODUCT([Thong_Tin_Ngay_Nghi_201601.$B$3:.$B$37]=[.$B19];[Thong_Tin_Ngay_Nghi_201601.$C$3:.$C$37])+SUMPRODUCT([Thong_Tin_Ngay_Nghi_201602.$B$3:.$B$38]=[.$B19];[Thong_Tin_Ngay_Nghi_201602.$C$3:.$C$38]) + SUMPRODUCT([Thong_Tin_Ngay_Nghi_201603.$B$3:.$B$40]=[.$B19];[Thong_Tin_Ngay_Nghi_201603.$C$3:.$C$40]) + SUMPRODUCT([Thong_Tin_Ngay_Nghi_201604.$B$3:.$B$41]=[.$B19];[Thong_Tin_Ngay_Nghi_201604.$C$3:.$C$41]) + SUMPRODUCT([Thong_Tin_Ngay_Nghi_201605.$B$3:.$B$40]=[.$B19];[Thong_Tin_Ngay_Nghi_201605.$C$3:.$C$40]) + SUMPRODUCT([Thong_Tin_Ngay_Nghi_201606.$B$3:.$B$41]=[.$B19];[Thong_Tin_Ngay_Nghi_201606.$C$3:.$C$41]) + SUMPRODUCT([Thong_Tin_Ngay_Nghi_201607.$B$3:.$B$49]=[.$B19];[Thong_Tin_Ngay_Nghi_201607.$C$3:.$C$49])" office:value-type="float" office:value="7.5">
            <text:p>7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4.5">
            <text:p>4.5</text:p>
          </table:table-cell>
          <table:table-cell table:number-columns-repeated="2" table:style-name="ce45"/>
          <table:table-cell table:style-name="ce45" table:formula="of:=[.I19]+[.K19] +[.J19]" office:value-type="float" office:value="4.5">
            <text:p>4.5</text:p>
          </table:table-cell>
          <table:table-cell table:style-name="ce53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8-03T08:36:51.62">
            <text:p>08/03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0" table:formula="of:=SUMPRODUCT([Thong_Tin_Ngay_Nghi_201601.$B$3:.$B$37]=[.$B20];[Thong_Tin_Ngay_Nghi_201601.$C$3:.$C$37])+SUMPRODUCT([Thong_Tin_Ngay_Nghi_201602.$B$3:.$B$38]=[.$B20];[Thong_Tin_Ngay_Nghi_201602.$C$3:.$C$38]) + SUMPRODUCT([Thong_Tin_Ngay_Nghi_201603.$B$3:.$B$40]=[.$B20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20];[Thong_Tin_Ngay_Nghi_201601.$C$3:.$C$37])+SUMPRODUCT([Thong_Tin_Ngay_Nghi_201602.$B$3:.$B$38]=[.$B20];[Thong_Tin_Ngay_Nghi_201602.$C$3:.$C$38]) + SUMPRODUCT([Thong_Tin_Ngay_Nghi_201603.$B$3:.$B$40]=[.$B20];[Thong_Tin_Ngay_Nghi_201603.$C$3:.$C$40]) + SUMPRODUCT([Thong_Tin_Ngay_Nghi_201604.$B$3:.$B$41]=[.$B20];[Thong_Tin_Ngay_Nghi_201604.$C$3:.$C$41]) + SUMPRODUCT([Thong_Tin_Ngay_Nghi_201605.$B$3:.$B$40]=[.$B20];[Thong_Tin_Ngay_Nghi_201605.$C$3:.$C$40]) + SUMPRODUCT([Thong_Tin_Ngay_Nghi_201606.$B$3:.$B$41]=[.$B20];[Thong_Tin_Ngay_Nghi_201606.$C$3:.$C$41]) + SUMPRODUCT([Thong_Tin_Ngay_Nghi_201607.$B$3:.$B$49]=[.$B20];[Thong_Tin_Ngay_Nghi_201607.$C$3:.$C$49])" office:value-type="float" office:value="8">
            <text:p>8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4.5">
            <text:p>4.5</text:p>
          </table:table-cell>
          <table:table-cell table:number-columns-repeated="2" table:style-name="ce45"/>
          <table:table-cell table:style-name="ce45" table:formula="of:=[.I20]+[.K20] +[.J20]" office:value-type="float" office:value="4.5">
            <text:p>4.5</text:p>
          </table:table-cell>
          <table:table-cell table:style-name="ce53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8-03T08:36:51.62">
            <text:p>08/03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0" table:formula="of:=SUMPRODUCT([Thong_Tin_Ngay_Nghi_201601.$B$3:.$B$37]=[.$B21];[Thong_Tin_Ngay_Nghi_201601.$C$3:.$C$37])+SUMPRODUCT([Thong_Tin_Ngay_Nghi_201602.$B$3:.$B$38]=[.$B21];[Thong_Tin_Ngay_Nghi_201602.$C$3:.$C$38]) + SUMPRODUCT([Thong_Tin_Ngay_Nghi_201603.$B$3:.$B$40]=[.$B21];[Thong_Tin_Ngay_Nghi_201603.$C$3:.$C$40])" office:value-type="float" office:value="4.5">
            <text:p>4.5</text:p>
          </table:table-cell>
          <table:table-cell table:style-name="ce50" table:formula="of:=SUMPRODUCT([Thong_Tin_Ngay_Nghi_201601.$B$3:.$B$37]=[.$B21];[Thong_Tin_Ngay_Nghi_201601.$C$3:.$C$37])+SUMPRODUCT([Thong_Tin_Ngay_Nghi_201602.$B$3:.$B$38]=[.$B21];[Thong_Tin_Ngay_Nghi_201602.$C$3:.$C$38]) + SUMPRODUCT([Thong_Tin_Ngay_Nghi_201603.$B$3:.$B$40]=[.$B21];[Thong_Tin_Ngay_Nghi_201603.$C$3:.$C$40]) + SUMPRODUCT([Thong_Tin_Ngay_Nghi_201604.$B$3:.$B$41]=[.$B21];[Thong_Tin_Ngay_Nghi_201604.$C$3:.$C$41]) + SUMPRODUCT([Thong_Tin_Ngay_Nghi_201605.$B$3:.$B$40]=[.$B21];[Thong_Tin_Ngay_Nghi_201605.$C$3:.$C$40]) + SUMPRODUCT([Thong_Tin_Ngay_Nghi_201606.$B$3:.$B$41]=[.$B21];[Thong_Tin_Ngay_Nghi_201606.$C$3:.$C$41]) + SUMPRODUCT([Thong_Tin_Ngay_Nghi_201607.$B$3:.$B$49]=[.$B21];[Thong_Tin_Ngay_Nghi_201607.$C$3:.$C$49])" office:value-type="float" office:value="6.5">
            <text:p>6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.5">
            <text:p>2.5</text:p>
          </table:table-cell>
          <table:table-cell table:number-columns-repeated="2" table:style-name="ce45"/>
          <table:table-cell table:style-name="ce45" table:formula="of:=[.I21]+[.K21] +[.J21]" office:value-type="float" office:value="2.5">
            <text:p>2.5</text:p>
          </table:table-cell>
          <table:table-cell table:style-name="ce53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2]);DATE(YEAR([.D22]);12;31);NOW())" office:value-type="date" office:date-value="2016-08-03T08:36:51.63">
            <text:p>08/03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">
            <text:p>1</text:p>
          </table:table-cell>
          <table:table-cell table:style-name="ce50" table:formula="of:=SUMPRODUCT([Thong_Tin_Ngay_Nghi_201601.$B$3:.$B$37]=[.$B22];[Thong_Tin_Ngay_Nghi_201601.$C$3:.$C$37])+SUMPRODUCT([Thong_Tin_Ngay_Nghi_201602.$B$3:.$B$38]=[.$B22];[Thong_Tin_Ngay_Nghi_201602.$C$3:.$C$38]) + SUMPRODUCT([Thong_Tin_Ngay_Nghi_201603.$B$3:.$B$40]=[.$B22];[Thong_Tin_Ngay_Nghi_201603.$C$3:.$C$40])" office:value-type="float" office:value="0">
            <text:p>0</text:p>
          </table:table-cell>
          <table:table-cell table:style-name="ce50" table:formula="of:=SUMPRODUCT([Thong_Tin_Ngay_Nghi_201601.$B$3:.$B$37]=[.$B22];[Thong_Tin_Ngay_Nghi_201601.$C$3:.$C$37])+SUMPRODUCT([Thong_Tin_Ngay_Nghi_201602.$B$3:.$B$38]=[.$B22];[Thong_Tin_Ngay_Nghi_201602.$C$3:.$C$38]) + SUMPRODUCT([Thong_Tin_Ngay_Nghi_201603.$B$3:.$B$40]=[.$B22];[Thong_Tin_Ngay_Nghi_201603.$C$3:.$C$40]) + SUMPRODUCT([Thong_Tin_Ngay_Nghi_201604.$B$3:.$B$41]=[.$B22];[Thong_Tin_Ngay_Nghi_201604.$C$3:.$C$41]) + SUMPRODUCT([Thong_Tin_Ngay_Nghi_201605.$B$3:.$B$40]=[.$B22];[Thong_Tin_Ngay_Nghi_201605.$C$3:.$C$40]) + SUMPRODUCT([Thong_Tin_Ngay_Nghi_201606.$B$3:.$B$41]=[.$B22];[Thong_Tin_Ngay_Nghi_201606.$C$3:.$C$41]) + SUMPRODUCT([Thong_Tin_Ngay_Nghi_201607.$B$3:.$B$49]=[.$B22];[Thong_Tin_Ngay_Nghi_201607.$C$3:.$C$49])" office:value-type="float" office:value="1">
            <text:p>1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0">
            <text:p>0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2]+[.K22] +[.J22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3]);DATE(YEAR([.D23]);12;31);NOW())" office:value-type="date" office:date-value="2016-08-03T08:36:51.63">
            <text:p>08/03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7]=[.$B23];[Thong_Tin_Ngay_Nghi_201601.$C$3:.$C$37])+SUMPRODUCT([Thong_Tin_Ngay_Nghi_201602.$B$3:.$B$38]=[.$B23];[Thong_Tin_Ngay_Nghi_201602.$C$3:.$C$38]) + SUMPRODUCT([Thong_Tin_Ngay_Nghi_201603.$B$3:.$B$40]=[.$B23];[Thong_Tin_Ngay_Nghi_201603.$C$3:.$C$40])" office:value-type="float" office:value="0">
            <text:p>0</text:p>
          </table:table-cell>
          <table:table-cell table:style-name="ce50" table:formula="of:=SUMPRODUCT([Thong_Tin_Ngay_Nghi_201601.$B$3:.$B$37]=[.$B23];[Thong_Tin_Ngay_Nghi_201601.$C$3:.$C$37])+SUMPRODUCT([Thong_Tin_Ngay_Nghi_201602.$B$3:.$B$38]=[.$B23];[Thong_Tin_Ngay_Nghi_201602.$C$3:.$C$38]) + SUMPRODUCT([Thong_Tin_Ngay_Nghi_201603.$B$3:.$B$40]=[.$B23];[Thong_Tin_Ngay_Nghi_201603.$C$3:.$C$40]) + SUMPRODUCT([Thong_Tin_Ngay_Nghi_201604.$B$3:.$B$41]=[.$B23];[Thong_Tin_Ngay_Nghi_201604.$C$3:.$C$41]) + SUMPRODUCT([Thong_Tin_Ngay_Nghi_201605.$B$3:.$B$40]=[.$B23];[Thong_Tin_Ngay_Nghi_201605.$C$3:.$C$40]) + SUMPRODUCT([Thong_Tin_Ngay_Nghi_201606.$B$3:.$B$41]=[.$B23];[Thong_Tin_Ngay_Nghi_201606.$C$3:.$C$41]) + SUMPRODUCT([Thong_Tin_Ngay_Nghi_201607.$B$3:.$B$49]=[.$B23];[Thong_Tin_Ngay_Nghi_201607.$C$3:.$C$49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5"/>
          <table:table-cell table:style-name="ce45" table:formula="of:=[.I23]+[.K23] +[.J23]" office:value-type="float" office:value="2">
            <text:p>2</text:p>
          </table:table-cell>
          <table:table-cell table:style-name="ce53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8-03T08:36:51.63">
            <text:p>08/03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50" table:formula="of:=SUMPRODUCT([Thong_Tin_Ngay_Nghi_201601.$B$3:.$B$37]=[.$B24];[Thong_Tin_Ngay_Nghi_201601.$C$3:.$C$37])+SUMPRODUCT([Thong_Tin_Ngay_Nghi_201602.$B$3:.$B$38]=[.$B24];[Thong_Tin_Ngay_Nghi_201602.$C$3:.$C$38]) + SUMPRODUCT([Thong_Tin_Ngay_Nghi_201603.$B$3:.$B$40]=[.$B24];[Thong_Tin_Ngay_Nghi_201603.$C$3:.$C$40])" office:value-type="float" office:value="5">
            <text:p>5</text:p>
          </table:table-cell>
          <table:table-cell table:style-name="ce50" table:formula="of:=SUMPRODUCT([Thong_Tin_Ngay_Nghi_201601.$B$3:.$B$37]=[.$B24];[Thong_Tin_Ngay_Nghi_201601.$C$3:.$C$37])+SUMPRODUCT([Thong_Tin_Ngay_Nghi_201602.$B$3:.$B$38]=[.$B24];[Thong_Tin_Ngay_Nghi_201602.$C$3:.$C$38]) + SUMPRODUCT([Thong_Tin_Ngay_Nghi_201603.$B$3:.$B$40]=[.$B24];[Thong_Tin_Ngay_Nghi_201603.$C$3:.$C$40]) + SUMPRODUCT([Thong_Tin_Ngay_Nghi_201604.$B$3:.$B$41]=[.$B24];[Thong_Tin_Ngay_Nghi_201604.$C$3:.$C$41]) + SUMPRODUCT([Thong_Tin_Ngay_Nghi_201605.$B$3:.$B$40]=[.$B24];[Thong_Tin_Ngay_Nghi_201605.$C$3:.$C$40]) + SUMPRODUCT([Thong_Tin_Ngay_Nghi_201606.$B$3:.$B$41]=[.$B24];[Thong_Tin_Ngay_Nghi_201606.$C$3:.$C$41]) + SUMPRODUCT([Thong_Tin_Ngay_Nghi_201607.$B$3:.$B$49]=[.$B24];[Thong_Tin_Ngay_Nghi_201607.$C$3:.$C$49])" office:value-type="float" office:value="8">
            <text:p>8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number-columns-repeated="2" table:style-name="ce45"/>
          <table:table-cell table:style-name="ce45" table:formula="of:=[.I24]+[.K24] +[.J24]" office:value-type="float" office:value="1">
            <text:p>1</text:p>
          </table:table-cell>
          <table:table-cell table:style-name="ce53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5]);DATE(YEAR([.D25]);12;31);NOW())" office:value-type="date" office:date-value="2016-08-03T08:36:51.63">
            <text:p>08/03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">
            <text:p>1</text:p>
          </table:table-cell>
          <table:table-cell table:style-name="ce50" table:formula="of:=SUMPRODUCT([Thong_Tin_Ngay_Nghi_201601.$B$3:.$B$37]=[.$B25];[Thong_Tin_Ngay_Nghi_201601.$C$3:.$C$37])+SUMPRODUCT([Thong_Tin_Ngay_Nghi_201602.$B$3:.$B$38]=[.$B25];[Thong_Tin_Ngay_Nghi_201602.$C$3:.$C$38]) + SUMPRODUCT([Thong_Tin_Ngay_Nghi_201603.$B$3:.$B$40]=[.$B25];[Thong_Tin_Ngay_Nghi_201603.$C$3:.$C$40])" office:value-type="float" office:value="0">
            <text:p>0</text:p>
          </table:table-cell>
          <table:table-cell table:style-name="ce50" table:formula="of:=SUMPRODUCT([Thong_Tin_Ngay_Nghi_201601.$B$3:.$B$37]=[.$B25];[Thong_Tin_Ngay_Nghi_201601.$C$3:.$C$37])+SUMPRODUCT([Thong_Tin_Ngay_Nghi_201602.$B$3:.$B$38]=[.$B25];[Thong_Tin_Ngay_Nghi_201602.$C$3:.$C$38]) + SUMPRODUCT([Thong_Tin_Ngay_Nghi_201603.$B$3:.$B$40]=[.$B25];[Thong_Tin_Ngay_Nghi_201603.$C$3:.$C$40]) + SUMPRODUCT([Thong_Tin_Ngay_Nghi_201604.$B$3:.$B$41]=[.$B25];[Thong_Tin_Ngay_Nghi_201604.$C$3:.$C$41]) + SUMPRODUCT([Thong_Tin_Ngay_Nghi_201605.$B$3:.$B$40]=[.$B25];[Thong_Tin_Ngay_Nghi_201605.$C$3:.$C$40]) + SUMPRODUCT([Thong_Tin_Ngay_Nghi_201606.$B$3:.$B$41]=[.$B25];[Thong_Tin_Ngay_Nghi_201606.$C$3:.$C$41]) + SUMPRODUCT([Thong_Tin_Ngay_Nghi_201607.$B$3:.$B$49]=[.$B25];[Thong_Tin_Ngay_Nghi_201607.$C$3:.$C$49])" office:value-type="float" office:value="1">
            <text:p>1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0">
            <text:p>0</text:p>
          </table:table-cell>
          <table:table-cell table:number-columns-repeated="2" table:style-name="ce45"/>
          <table:table-cell table:style-name="ce45" table:formula="of:=[.I25]+[.K25] +[.J25]" office:value-type="float" office:value="0">
            <text:p>0</text:p>
          </table:table-cell>
          <table:table-cell table:style-name="ce53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8-03T08:36:51.63">
            <text:p>08/03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0" table:formula="of:=SUMPRODUCT([Thong_Tin_Ngay_Nghi_201601.$B$3:.$B$37]=[.$B26];[Thong_Tin_Ngay_Nghi_201601.$C$3:.$C$37])+SUMPRODUCT([Thong_Tin_Ngay_Nghi_201602.$B$3:.$B$38]=[.$B26];[Thong_Tin_Ngay_Nghi_201602.$C$3:.$C$38]) + SUMPRODUCT([Thong_Tin_Ngay_Nghi_201603.$B$3:.$B$40]=[.$B26];[Thong_Tin_Ngay_Nghi_201603.$C$3:.$C$40])" office:value-type="float" office:value="6">
            <text:p>6</text:p>
          </table:table-cell>
          <table:table-cell table:style-name="ce50" table:formula="of:=SUMPRODUCT([Thong_Tin_Ngay_Nghi_201601.$B$3:.$B$37]=[.$B26];[Thong_Tin_Ngay_Nghi_201601.$C$3:.$C$37])+SUMPRODUCT([Thong_Tin_Ngay_Nghi_201602.$B$3:.$B$38]=[.$B26];[Thong_Tin_Ngay_Nghi_201602.$C$3:.$C$38]) + SUMPRODUCT([Thong_Tin_Ngay_Nghi_201603.$B$3:.$B$40]=[.$B26];[Thong_Tin_Ngay_Nghi_201603.$C$3:.$C$40]) + SUMPRODUCT([Thong_Tin_Ngay_Nghi_201604.$B$3:.$B$41]=[.$B26];[Thong_Tin_Ngay_Nghi_201604.$C$3:.$C$41]) + SUMPRODUCT([Thong_Tin_Ngay_Nghi_201605.$B$3:.$B$40]=[.$B26];[Thong_Tin_Ngay_Nghi_201605.$C$3:.$C$40]) + SUMPRODUCT([Thong_Tin_Ngay_Nghi_201606.$B$3:.$B$41]=[.$B26];[Thong_Tin_Ngay_Nghi_201606.$C$3:.$C$41]) + SUMPRODUCT([Thong_Tin_Ngay_Nghi_201607.$B$3:.$B$49]=[.$B26];[Thong_Tin_Ngay_Nghi_201607.$C$3:.$C$49])" office:value-type="float" office:value="9.5">
            <text:p>9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0.5">
            <text:p>-0.5</text:p>
          </table:table-cell>
          <table:table-cell table:number-columns-repeated="2" table:style-name="ce45"/>
          <table:table-cell table:style-name="ce45" table:formula="of:=[.I26]+[.K26] +[.J26]" office:value-type="float" office:value="-0.5">
            <text:p>-0.5</text:p>
          </table:table-cell>
          <table:table-cell table:style-name="ce53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8-03T08:36:51.63">
            <text:p>08/03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0" table:formula="of:=SUMPRODUCT([Thong_Tin_Ngay_Nghi_201601.$B$3:.$B$37]=[.$B27];[Thong_Tin_Ngay_Nghi_201601.$C$3:.$C$37])+SUMPRODUCT([Thong_Tin_Ngay_Nghi_201602.$B$3:.$B$38]=[.$B27];[Thong_Tin_Ngay_Nghi_201602.$C$3:.$C$38]) + SUMPRODUCT([Thong_Tin_Ngay_Nghi_201603.$B$3:.$B$40]=[.$B27];[Thong_Tin_Ngay_Nghi_201603.$C$3:.$C$40])" office:value-type="float" office:value="7">
            <text:p>7</text:p>
          </table:table-cell>
          <table:table-cell table:style-name="ce50" table:formula="of:=SUMPRODUCT([Thong_Tin_Ngay_Nghi_201601.$B$3:.$B$37]=[.$B27];[Thong_Tin_Ngay_Nghi_201601.$C$3:.$C$37])+SUMPRODUCT([Thong_Tin_Ngay_Nghi_201602.$B$3:.$B$38]=[.$B27];[Thong_Tin_Ngay_Nghi_201602.$C$3:.$C$38]) + SUMPRODUCT([Thong_Tin_Ngay_Nghi_201603.$B$3:.$B$40]=[.$B27];[Thong_Tin_Ngay_Nghi_201603.$C$3:.$C$40]) + SUMPRODUCT([Thong_Tin_Ngay_Nghi_201604.$B$3:.$B$41]=[.$B27];[Thong_Tin_Ngay_Nghi_201604.$C$3:.$C$41]) + SUMPRODUCT([Thong_Tin_Ngay_Nghi_201605.$B$3:.$B$40]=[.$B27];[Thong_Tin_Ngay_Nghi_201605.$C$3:.$C$40]) + SUMPRODUCT([Thong_Tin_Ngay_Nghi_201606.$B$3:.$B$41]=[.$B27];[Thong_Tin_Ngay_Nghi_201606.$C$3:.$C$41]) + SUMPRODUCT([Thong_Tin_Ngay_Nghi_201607.$B$3:.$B$49]=[.$B27];[Thong_Tin_Ngay_Nghi_201607.$C$3:.$C$49])" office:value-type="float" office:value="17">
            <text:p>17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5">
            <text:p>-5</text:p>
          </table:table-cell>
          <table:table-cell table:number-columns-repeated="2" table:style-name="ce45"/>
          <table:table-cell table:style-name="ce45" table:formula="of:=[.I27]+[.K27] +[.J27]" office:value-type="float" office:value="-5">
            <text:p>-5</text:p>
          </table:table-cell>
          <table:table-cell table:style-name="ce53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8-03T08:36:51.63">
            <text:p>08/03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0" table:formula="of:=SUMPRODUCT([Thong_Tin_Ngay_Nghi_201601.$B$3:.$B$37]=[.$B28];[Thong_Tin_Ngay_Nghi_201601.$C$3:.$C$37])+SUMPRODUCT([Thong_Tin_Ngay_Nghi_201602.$B$3:.$B$38]=[.$B28];[Thong_Tin_Ngay_Nghi_201602.$C$3:.$C$38]) + SUMPRODUCT([Thong_Tin_Ngay_Nghi_201603.$B$3:.$B$40]=[.$B28];[Thong_Tin_Ngay_Nghi_201603.$C$3:.$C$40])" office:value-type="float" office:value="4">
            <text:p>4</text:p>
          </table:table-cell>
          <table:table-cell table:style-name="ce50" table:formula="of:=SUMPRODUCT([Thong_Tin_Ngay_Nghi_201601.$B$3:.$B$37]=[.$B28];[Thong_Tin_Ngay_Nghi_201601.$C$3:.$C$37])+SUMPRODUCT([Thong_Tin_Ngay_Nghi_201602.$B$3:.$B$38]=[.$B28];[Thong_Tin_Ngay_Nghi_201602.$C$3:.$C$38]) + SUMPRODUCT([Thong_Tin_Ngay_Nghi_201603.$B$3:.$B$40]=[.$B28];[Thong_Tin_Ngay_Nghi_201603.$C$3:.$C$40]) + SUMPRODUCT([Thong_Tin_Ngay_Nghi_201604.$B$3:.$B$41]=[.$B28];[Thong_Tin_Ngay_Nghi_201604.$C$3:.$C$41]) + SUMPRODUCT([Thong_Tin_Ngay_Nghi_201605.$B$3:.$B$40]=[.$B28];[Thong_Tin_Ngay_Nghi_201605.$C$3:.$C$40]) + SUMPRODUCT([Thong_Tin_Ngay_Nghi_201606.$B$3:.$B$41]=[.$B28];[Thong_Tin_Ngay_Nghi_201606.$C$3:.$C$41]) + SUMPRODUCT([Thong_Tin_Ngay_Nghi_201607.$B$3:.$B$49]=[.$B28];[Thong_Tin_Ngay_Nghi_201607.$C$3:.$C$49])" office:value-type="float" office:value="6.5">
            <text:p>6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4.5">
            <text:p>4.5</text:p>
          </table:table-cell>
          <table:table-cell table:number-columns-repeated="2" table:style-name="ce45"/>
          <table:table-cell table:style-name="ce45" table:formula="of:=[.I28]+[.K28] +[.J28]" office:value-type="float" office:value="4.5">
            <text:p>4.5</text:p>
          </table:table-cell>
          <table:table-cell table:style-name="ce53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9]);DATE(YEAR([.D29]);12;31);NOW())" office:value-type="date" office:date-value="2016-08-03T08:36:51.64">
            <text:p>08/03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7]=[.$B29];[Thong_Tin_Ngay_Nghi_201601.$C$3:.$C$37])+SUMPRODUCT([Thong_Tin_Ngay_Nghi_201602.$B$3:.$B$38]=[.$B29];[Thong_Tin_Ngay_Nghi_201602.$C$3:.$C$38]) + SUMPRODUCT([Thong_Tin_Ngay_Nghi_201603.$B$3:.$B$40]=[.$B29];[Thong_Tin_Ngay_Nghi_201603.$C$3:.$C$40])" office:value-type="float" office:value="0">
            <text:p>0</text:p>
          </table:table-cell>
          <table:table-cell table:style-name="ce50" table:formula="of:=SUMPRODUCT([Thong_Tin_Ngay_Nghi_201601.$B$3:.$B$37]=[.$B29];[Thong_Tin_Ngay_Nghi_201601.$C$3:.$C$37])+SUMPRODUCT([Thong_Tin_Ngay_Nghi_201602.$B$3:.$B$38]=[.$B29];[Thong_Tin_Ngay_Nghi_201602.$C$3:.$C$38]) + SUMPRODUCT([Thong_Tin_Ngay_Nghi_201603.$B$3:.$B$40]=[.$B29];[Thong_Tin_Ngay_Nghi_201603.$C$3:.$C$40]) + SUMPRODUCT([Thong_Tin_Ngay_Nghi_201604.$B$3:.$B$41]=[.$B29];[Thong_Tin_Ngay_Nghi_201604.$C$3:.$C$41]) + SUMPRODUCT([Thong_Tin_Ngay_Nghi_201605.$B$3:.$B$40]=[.$B29];[Thong_Tin_Ngay_Nghi_201605.$C$3:.$C$40]) + SUMPRODUCT([Thong_Tin_Ngay_Nghi_201606.$B$3:.$B$41]=[.$B29];[Thong_Tin_Ngay_Nghi_201606.$C$3:.$C$41]) + SUMPRODUCT([Thong_Tin_Ngay_Nghi_201607.$B$3:.$B$49]=[.$B29];[Thong_Tin_Ngay_Nghi_201607.$C$3:.$C$49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">
            <text:p>1</text:p>
          </table:table-cell>
          <table:table-cell table:number-columns-repeated="2" table:style-name="ce45"/>
          <table:table-cell table:style-name="ce45" table:formula="of:=[.I29]+[.K29] +[.J29]" office:value-type="float" office:value="1">
            <text:p>1</text:p>
          </table:table-cell>
          <table:table-cell table:style-name="ce53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8-03T08:36:51.64">
            <text:p>08/03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0" table:formula="of:=SUMPRODUCT([Thong_Tin_Ngay_Nghi_201601.$B$3:.$B$37]=[.$B30];[Thong_Tin_Ngay_Nghi_201601.$C$3:.$C$37])+SUMPRODUCT([Thong_Tin_Ngay_Nghi_201602.$B$3:.$B$38]=[.$B30];[Thong_Tin_Ngay_Nghi_201602.$C$3:.$C$38]) + SUMPRODUCT([Thong_Tin_Ngay_Nghi_201603.$B$3:.$B$40]=[.$B30];[Thong_Tin_Ngay_Nghi_201603.$C$3:.$C$40])" office:value-type="float" office:value="6">
            <text:p>6</text:p>
          </table:table-cell>
          <table:table-cell table:style-name="ce50" table:formula="of:=SUMPRODUCT([Thong_Tin_Ngay_Nghi_201601.$B$3:.$B$37]=[.$B30];[Thong_Tin_Ngay_Nghi_201601.$C$3:.$C$37])+SUMPRODUCT([Thong_Tin_Ngay_Nghi_201602.$B$3:.$B$38]=[.$B30];[Thong_Tin_Ngay_Nghi_201602.$C$3:.$C$38]) + SUMPRODUCT([Thong_Tin_Ngay_Nghi_201603.$B$3:.$B$40]=[.$B30];[Thong_Tin_Ngay_Nghi_201603.$C$3:.$C$40]) + SUMPRODUCT([Thong_Tin_Ngay_Nghi_201604.$B$3:.$B$41]=[.$B30];[Thong_Tin_Ngay_Nghi_201604.$C$3:.$C$41]) + SUMPRODUCT([Thong_Tin_Ngay_Nghi_201605.$B$3:.$B$40]=[.$B30];[Thong_Tin_Ngay_Nghi_201605.$C$3:.$C$40]) + SUMPRODUCT([Thong_Tin_Ngay_Nghi_201606.$B$3:.$B$41]=[.$B30];[Thong_Tin_Ngay_Nghi_201606.$C$3:.$C$41]) + SUMPRODUCT([Thong_Tin_Ngay_Nghi_201607.$B$3:.$B$49]=[.$B30];[Thong_Tin_Ngay_Nghi_201607.$C$3:.$C$49])" office:value-type="float" office:value="7.5">
            <text:p>7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5.5">
            <text:p>5.5</text:p>
          </table:table-cell>
          <table:table-cell table:number-columns-repeated="2" table:style-name="ce45"/>
          <table:table-cell table:style-name="ce45" table:formula="of:=[.I30]+[.K30] +[.J30]" office:value-type="float" office:value="5.5">
            <text:p>5.5</text:p>
          </table:table-cell>
          <table:table-cell table:style-name="ce53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31]);DATE(YEAR([.D31]);12;31);NOW())" office:value-type="date" office:date-value="2016-08-03T08:36:51.64">
            <text:p>08/03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">
            <text:p>1</text:p>
          </table:table-cell>
          <table:table-cell table:style-name="ce50" table:formula="of:=SUMPRODUCT([Thong_Tin_Ngay_Nghi_201601.$B$3:.$B$37]=[.$B31];[Thong_Tin_Ngay_Nghi_201601.$C$3:.$C$37])+SUMPRODUCT([Thong_Tin_Ngay_Nghi_201602.$B$3:.$B$38]=[.$B31];[Thong_Tin_Ngay_Nghi_201602.$C$3:.$C$38]) + SUMPRODUCT([Thong_Tin_Ngay_Nghi_201603.$B$3:.$B$40]=[.$B31];[Thong_Tin_Ngay_Nghi_201603.$C$3:.$C$40])" office:value-type="float" office:value="0">
            <text:p>0</text:p>
          </table:table-cell>
          <table:table-cell table:style-name="ce50" table:formula="of:=SUMPRODUCT([Thong_Tin_Ngay_Nghi_201601.$B$3:.$B$37]=[.$B31];[Thong_Tin_Ngay_Nghi_201601.$C$3:.$C$37])+SUMPRODUCT([Thong_Tin_Ngay_Nghi_201602.$B$3:.$B$38]=[.$B31];[Thong_Tin_Ngay_Nghi_201602.$C$3:.$C$38]) + SUMPRODUCT([Thong_Tin_Ngay_Nghi_201603.$B$3:.$B$40]=[.$B31];[Thong_Tin_Ngay_Nghi_201603.$C$3:.$C$40]) + SUMPRODUCT([Thong_Tin_Ngay_Nghi_201604.$B$3:.$B$41]=[.$B31];[Thong_Tin_Ngay_Nghi_201604.$C$3:.$C$41]) + SUMPRODUCT([Thong_Tin_Ngay_Nghi_201605.$B$3:.$B$40]=[.$B31];[Thong_Tin_Ngay_Nghi_201605.$C$3:.$C$40]) + SUMPRODUCT([Thong_Tin_Ngay_Nghi_201606.$B$3:.$B$41]=[.$B31];[Thong_Tin_Ngay_Nghi_201606.$C$3:.$C$41]) + SUMPRODUCT([Thong_Tin_Ngay_Nghi_201607.$B$3:.$B$49]=[.$B31];[Thong_Tin_Ngay_Nghi_201607.$C$3:.$C$49])" office:value-type="float" office:value="3">
            <text:p>3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-2">
            <text:p>-2</text:p>
          </table:table-cell>
          <table:table-cell table:number-columns-repeated="2" table:style-name="ce45"/>
          <table:table-cell table:style-name="ce45" table:formula="of:=[.I31]+[.K31] +[.J31]" office:value-type="float" office:value="-2">
            <text:p>-2</text:p>
          </table:table-cell>
          <table:table-cell table:style-name="ce53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2]);DATE(YEAR([.D32]);12;31);NOW())" office:value-type="date" office:date-value="2016-08-03T08:36:51.64">
            <text:p>08/03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0" table:formula="of:=SUMPRODUCT([Thong_Tin_Ngay_Nghi_201601.$B$3:.$B$37]=[.$B32];[Thong_Tin_Ngay_Nghi_201601.$C$3:.$C$37])+SUMPRODUCT([Thong_Tin_Ngay_Nghi_201602.$B$3:.$B$38]=[.$B32];[Thong_Tin_Ngay_Nghi_201602.$C$3:.$C$38]) + SUMPRODUCT([Thong_Tin_Ngay_Nghi_201603.$B$3:.$B$40]=[.$B32];[Thong_Tin_Ngay_Nghi_201603.$C$3:.$C$40])" office:value-type="float" office:value="0">
            <text:p>0</text:p>
          </table:table-cell>
          <table:table-cell table:style-name="ce50" table:formula="of:=SUMPRODUCT([Thong_Tin_Ngay_Nghi_201601.$B$3:.$B$37]=[.$B32];[Thong_Tin_Ngay_Nghi_201601.$C$3:.$C$37])+SUMPRODUCT([Thong_Tin_Ngay_Nghi_201602.$B$3:.$B$38]=[.$B32];[Thong_Tin_Ngay_Nghi_201602.$C$3:.$C$38]) + SUMPRODUCT([Thong_Tin_Ngay_Nghi_201603.$B$3:.$B$40]=[.$B32];[Thong_Tin_Ngay_Nghi_201603.$C$3:.$C$40]) + SUMPRODUCT([Thong_Tin_Ngay_Nghi_201604.$B$3:.$B$41]=[.$B32];[Thong_Tin_Ngay_Nghi_201604.$C$3:.$C$41]) + SUMPRODUCT([Thong_Tin_Ngay_Nghi_201605.$B$3:.$B$40]=[.$B32];[Thong_Tin_Ngay_Nghi_201605.$C$3:.$C$40]) + SUMPRODUCT([Thong_Tin_Ngay_Nghi_201606.$B$3:.$B$41]=[.$B32];[Thong_Tin_Ngay_Nghi_201606.$C$3:.$C$41]) + SUMPRODUCT([Thong_Tin_Ngay_Nghi_201607.$B$3:.$B$49]=[.$B32];[Thong_Tin_Ngay_Nghi_201607.$C$3:.$C$49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5"/>
          <table:table-cell table:style-name="ce45" table:formula="of:=[.I32]+[.K32] +[.J32]" office:value-type="float" office:value="0">
            <text:p>0</text:p>
          </table:table-cell>
          <table:table-cell table:style-name="ce53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8-03T08:36:51.64">
            <text:p>08/03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0" table:formula="of:=SUMPRODUCT([Thong_Tin_Ngay_Nghi_201601.$B$3:.$B$37]=[.$B33];[Thong_Tin_Ngay_Nghi_201601.$C$3:.$C$37])+SUMPRODUCT([Thong_Tin_Ngay_Nghi_201602.$B$3:.$B$38]=[.$B33];[Thong_Tin_Ngay_Nghi_201602.$C$3:.$C$38]) + SUMPRODUCT([Thong_Tin_Ngay_Nghi_201603.$B$3:.$B$40]=[.$B33];[Thong_Tin_Ngay_Nghi_201603.$C$3:.$C$40])" office:value-type="float" office:value="1">
            <text:p>1</text:p>
          </table:table-cell>
          <table:table-cell table:style-name="ce50" table:formula="of:=SUMPRODUCT([Thong_Tin_Ngay_Nghi_201601.$B$3:.$B$37]=[.$B33];[Thong_Tin_Ngay_Nghi_201601.$C$3:.$C$37])+SUMPRODUCT([Thong_Tin_Ngay_Nghi_201602.$B$3:.$B$38]=[.$B33];[Thong_Tin_Ngay_Nghi_201602.$C$3:.$C$38]) + SUMPRODUCT([Thong_Tin_Ngay_Nghi_201603.$B$3:.$B$40]=[.$B33];[Thong_Tin_Ngay_Nghi_201603.$C$3:.$C$40]) + SUMPRODUCT([Thong_Tin_Ngay_Nghi_201604.$B$3:.$B$41]=[.$B33];[Thong_Tin_Ngay_Nghi_201604.$C$3:.$C$41]) + SUMPRODUCT([Thong_Tin_Ngay_Nghi_201605.$B$3:.$B$40]=[.$B33];[Thong_Tin_Ngay_Nghi_201605.$C$3:.$C$40]) + SUMPRODUCT([Thong_Tin_Ngay_Nghi_201606.$B$3:.$B$41]=[.$B33];[Thong_Tin_Ngay_Nghi_201606.$C$3:.$C$41]) + SUMPRODUCT([Thong_Tin_Ngay_Nghi_201607.$B$3:.$B$49]=[.$B33];[Thong_Tin_Ngay_Nghi_201607.$C$3:.$C$49])" office:value-type="float" office:value="4.5">
            <text:p>4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3.5">
            <text:p>3.5</text:p>
          </table:table-cell>
          <table:table-cell table:number-columns-repeated="2" table:style-name="ce45"/>
          <table:table-cell table:style-name="ce45" table:formula="of:=[.I33]+[.K33] +[.J33]" office:value-type="float" office:value="3.5">
            <text:p>3.5</text:p>
          </table:table-cell>
          <table:table-cell table:style-name="ce53"/>
        </table:table-row>
        <table:table-row table:style-name="ro10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8-03T08:36:51.64">
            <text:p>08/03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50" table:formula="of:=SUMPRODUCT([Thong_Tin_Ngay_Nghi_201601.$B$3:.$B$37]=[.$B34];[Thong_Tin_Ngay_Nghi_201601.$C$3:.$C$37])+SUMPRODUCT([Thong_Tin_Ngay_Nghi_201602.$B$3:.$B$38]=[.$B34];[Thong_Tin_Ngay_Nghi_201602.$C$3:.$C$38]) + SUMPRODUCT([Thong_Tin_Ngay_Nghi_201603.$B$3:.$B$40]=[.$B34];[Thong_Tin_Ngay_Nghi_201603.$C$3:.$C$40])" office:value-type="float" office:value="2">
            <text:p>2</text:p>
          </table:table-cell>
          <table:table-cell table:style-name="ce50" table:formula="of:=SUMPRODUCT([Thong_Tin_Ngay_Nghi_201601.$B$3:.$B$37]=[.$B34];[Thong_Tin_Ngay_Nghi_201601.$C$3:.$C$37])+SUMPRODUCT([Thong_Tin_Ngay_Nghi_201602.$B$3:.$B$38]=[.$B34];[Thong_Tin_Ngay_Nghi_201602.$C$3:.$C$38]) + SUMPRODUCT([Thong_Tin_Ngay_Nghi_201603.$B$3:.$B$40]=[.$B34];[Thong_Tin_Ngay_Nghi_201603.$C$3:.$C$40]) + SUMPRODUCT([Thong_Tin_Ngay_Nghi_201604.$B$3:.$B$41]=[.$B34];[Thong_Tin_Ngay_Nghi_201604.$C$3:.$C$41]) + SUMPRODUCT([Thong_Tin_Ngay_Nghi_201605.$B$3:.$B$40]=[.$B34];[Thong_Tin_Ngay_Nghi_201605.$C$3:.$C$40]) + SUMPRODUCT([Thong_Tin_Ngay_Nghi_201606.$B$3:.$B$41]=[.$B34];[Thong_Tin_Ngay_Nghi_201606.$C$3:.$C$41]) + SUMPRODUCT([Thong_Tin_Ngay_Nghi_201607.$B$3:.$B$49]=[.$B34];[Thong_Tin_Ngay_Nghi_201607.$C$3:.$C$49])" office:value-type="float" office:value="9">
            <text:p>9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45">
            <office:annotation draw:style-name="gr2" draw:text-style-name="P1" svg:width="1.1413in" svg:height="0.5457in" svg:x="8.3087in" svg:y="9.8008in" draw:caption-point-x="-0.2402in" draw:caption-point-y="0.6039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4]+[.K34] +[.J34]" office:value-type="float" office:value="0">
            <text:p>0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5]);DATE(YEAR([.D35]);12;31);NOW())" office:value-type="date" office:date-value="2016-08-03T08:36:51.64">
            <text:p>08/03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0" table:formula="of:=SUMPRODUCT([Thong_Tin_Ngay_Nghi_201601.$B$3:.$B$37]=[.$B35];[Thong_Tin_Ngay_Nghi_201601.$C$3:.$C$37])+SUMPRODUCT([Thong_Tin_Ngay_Nghi_201602.$B$3:.$B$38]=[.$B35];[Thong_Tin_Ngay_Nghi_201602.$C$3:.$C$38]) + SUMPRODUCT([Thong_Tin_Ngay_Nghi_201603.$B$3:.$B$40]=[.$B35];[Thong_Tin_Ngay_Nghi_201603.$C$3:.$C$40])" office:value-type="float" office:value="0">
            <text:p>0</text:p>
          </table:table-cell>
          <table:table-cell table:style-name="ce50" table:formula="of:=SUMPRODUCT([Thong_Tin_Ngay_Nghi_201601.$B$3:.$B$37]=[.$B35];[Thong_Tin_Ngay_Nghi_201601.$C$3:.$C$37])+SUMPRODUCT([Thong_Tin_Ngay_Nghi_201602.$B$3:.$B$38]=[.$B35];[Thong_Tin_Ngay_Nghi_201602.$C$3:.$C$38]) + SUMPRODUCT([Thong_Tin_Ngay_Nghi_201603.$B$3:.$B$40]=[.$B35];[Thong_Tin_Ngay_Nghi_201603.$C$3:.$C$40]) + SUMPRODUCT([Thong_Tin_Ngay_Nghi_201604.$B$3:.$B$41]=[.$B35];[Thong_Tin_Ngay_Nghi_201604.$C$3:.$C$41]) + SUMPRODUCT([Thong_Tin_Ngay_Nghi_201605.$B$3:.$B$40]=[.$B35];[Thong_Tin_Ngay_Nghi_201605.$C$3:.$C$40]) + SUMPRODUCT([Thong_Tin_Ngay_Nghi_201606.$B$3:.$B$41]=[.$B35];[Thong_Tin_Ngay_Nghi_201606.$C$3:.$C$41]) + SUMPRODUCT([Thong_Tin_Ngay_Nghi_201607.$B$3:.$B$49]=[.$B35];[Thong_Tin_Ngay_Nghi_201607.$C$3:.$C$49])" office:value-type="float" office:value="3">
            <text:p>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5]+[.K35] +[.J35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8-03T08:36:51.65">
            <text:p>08/03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0" table:formula="of:=SUMPRODUCT([Thong_Tin_Ngay_Nghi_201601.$B$3:.$B$37]=[.$B36];[Thong_Tin_Ngay_Nghi_201601.$C$3:.$C$37])+SUMPRODUCT([Thong_Tin_Ngay_Nghi_201602.$B$3:.$B$38]=[.$B36];[Thong_Tin_Ngay_Nghi_201602.$C$3:.$C$38]) + SUMPRODUCT([Thong_Tin_Ngay_Nghi_201603.$B$3:.$B$40]=[.$B36];[Thong_Tin_Ngay_Nghi_201603.$C$3:.$C$40])" office:value-type="float" office:value="0.5">
            <text:p>0.5</text:p>
          </table:table-cell>
          <table:table-cell table:style-name="ce50" table:formula="of:=SUMPRODUCT([Thong_Tin_Ngay_Nghi_201601.$B$3:.$B$37]=[.$B36];[Thong_Tin_Ngay_Nghi_201601.$C$3:.$C$37])+SUMPRODUCT([Thong_Tin_Ngay_Nghi_201602.$B$3:.$B$38]=[.$B36];[Thong_Tin_Ngay_Nghi_201602.$C$3:.$C$38]) + SUMPRODUCT([Thong_Tin_Ngay_Nghi_201603.$B$3:.$B$40]=[.$B36];[Thong_Tin_Ngay_Nghi_201603.$C$3:.$C$40]) + SUMPRODUCT([Thong_Tin_Ngay_Nghi_201604.$B$3:.$B$41]=[.$B36];[Thong_Tin_Ngay_Nghi_201604.$C$3:.$C$41]) + SUMPRODUCT([Thong_Tin_Ngay_Nghi_201605.$B$3:.$B$40]=[.$B36];[Thong_Tin_Ngay_Nghi_201605.$C$3:.$C$40]) + SUMPRODUCT([Thong_Tin_Ngay_Nghi_201606.$B$3:.$B$41]=[.$B36];[Thong_Tin_Ngay_Nghi_201606.$C$3:.$C$41]) + SUMPRODUCT([Thong_Tin_Ngay_Nghi_201607.$B$3:.$B$49]=[.$B36];[Thong_Tin_Ngay_Nghi_201607.$C$3:.$C$49])" office:value-type="float" office:value="4">
            <text:p>4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number-columns-repeated="2" table:style-name="ce45"/>
          <table:table-cell table:style-name="ce45" table:formula="of:=[.I36]+[.K36] +[.J36]" office:value-type="float" office:value="3.5">
            <text:p>3.5</text:p>
          </table:table-cell>
          <table:table-cell table:style-name="ce53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ThaoNP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7">
            <text:p>07/27/16</text:p>
          </table:table-cell>
          <table:table-cell table:style-name="ce46" table:formula="of:=IF(YEAR(NOW())&gt;YEAR([.D37]);DATE(YEAR([.D37]);12;31);NOW())" office:value-type="date" office:date-value="2016-08-03T08:36:51.65">
            <text:p>08/03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0">
            <text:p>0</text:p>
          </table:table-cell>
          <table:table-cell table:style-name="ce50" table:formula="of:=SUMPRODUCT([Thong_Tin_Ngay_Nghi_201601.$B$3:.$B$37]=[.$B37];[Thong_Tin_Ngay_Nghi_201601.$C$3:.$C$37])+SUMPRODUCT([Thong_Tin_Ngay_Nghi_201602.$B$3:.$B$38]=[.$B37];[Thong_Tin_Ngay_Nghi_201602.$C$3:.$C$38]) + SUMPRODUCT([Thong_Tin_Ngay_Nghi_201603.$B$3:.$B$40]=[.$B37];[Thong_Tin_Ngay_Nghi_201603.$C$3:.$C$40])" office:value-type="float" office:value="0">
            <text:p>0</text:p>
          </table:table-cell>
          <table:table-cell table:style-name="ce50" table:formula="of:=SUMPRODUCT([Thong_Tin_Ngay_Nghi_201601.$B$3:.$B$37]=[.$B37];[Thong_Tin_Ngay_Nghi_201601.$C$3:.$C$37])+SUMPRODUCT([Thong_Tin_Ngay_Nghi_201602.$B$3:.$B$38]=[.$B37];[Thong_Tin_Ngay_Nghi_201602.$C$3:.$C$38]) + SUMPRODUCT([Thong_Tin_Ngay_Nghi_201603.$B$3:.$B$40]=[.$B37];[Thong_Tin_Ngay_Nghi_201603.$C$3:.$C$40]) + SUMPRODUCT([Thong_Tin_Ngay_Nghi_201604.$B$3:.$B$41]=[.$B37];[Thong_Tin_Ngay_Nghi_201604.$C$3:.$C$41]) + SUMPRODUCT([Thong_Tin_Ngay_Nghi_201605.$B$3:.$B$40]=[.$B37];[Thong_Tin_Ngay_Nghi_201605.$C$3:.$C$40]) + SUMPRODUCT([Thong_Tin_Ngay_Nghi_201606.$B$3:.$B$41]=[.$B37];[Thong_Tin_Ngay_Nghi_201606.$C$3:.$C$41]) + SUMPRODUCT([Thong_Tin_Ngay_Nghi_201607.$B$3:.$B$49]=[.$B37];[Thong_Tin_Ngay_Nghi_201607.$C$3:.$C$49])" office:value-type="float" office:value="0">
            <text:p>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0">
            <text:p>0</text:p>
          </table:table-cell>
          <table:table-cell table:number-columns-repeated="2" table:style-name="ce45"/>
          <table:table-cell table:style-name="ce45" table:formula="of:=[.I37]+[.K37] +[.J37]" office:value-type="float" office:value="0">
            <text:p>0</text:p>
          </table:table-cell>
          <table:table-cell table:style-name="ce53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8-03T08:36:51.65">
            <text:p>08/03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0" table:formula="of:=SUMPRODUCT([Thong_Tin_Ngay_Nghi_201601.$B$3:.$B$37]=[.$B38];[Thong_Tin_Ngay_Nghi_201601.$C$3:.$C$37])+SUMPRODUCT([Thong_Tin_Ngay_Nghi_201602.$B$3:.$B$38]=[.$B38];[Thong_Tin_Ngay_Nghi_201602.$C$3:.$C$38]) + SUMPRODUCT([Thong_Tin_Ngay_Nghi_201603.$B$3:.$B$40]=[.$B38];[Thong_Tin_Ngay_Nghi_201603.$C$3:.$C$40])" office:value-type="float" office:value="9.5">
            <text:p>9.5</text:p>
          </table:table-cell>
          <table:table-cell table:style-name="ce50" table:formula="of:=SUMPRODUCT([Thong_Tin_Ngay_Nghi_201601.$B$3:.$B$37]=[.$B38];[Thong_Tin_Ngay_Nghi_201601.$C$3:.$C$37])+SUMPRODUCT([Thong_Tin_Ngay_Nghi_201602.$B$3:.$B$38]=[.$B38];[Thong_Tin_Ngay_Nghi_201602.$C$3:.$C$38]) + SUMPRODUCT([Thong_Tin_Ngay_Nghi_201603.$B$3:.$B$40]=[.$B38];[Thong_Tin_Ngay_Nghi_201603.$C$3:.$C$40]) + SUMPRODUCT([Thong_Tin_Ngay_Nghi_201604.$B$3:.$B$41]=[.$B38];[Thong_Tin_Ngay_Nghi_201604.$C$3:.$C$41]) + SUMPRODUCT([Thong_Tin_Ngay_Nghi_201605.$B$3:.$B$40]=[.$B38];[Thong_Tin_Ngay_Nghi_201605.$C$3:.$C$40]) + SUMPRODUCT([Thong_Tin_Ngay_Nghi_201606.$B$3:.$B$41]=[.$B38];[Thong_Tin_Ngay_Nghi_201606.$C$3:.$C$41]) + SUMPRODUCT([Thong_Tin_Ngay_Nghi_201607.$B$3:.$B$49]=[.$B38];[Thong_Tin_Ngay_Nghi_201607.$C$3:.$C$49])" office:value-type="float" office:value="10">
            <text:p>1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1">
            <text:p>-1</text:p>
          </table:table-cell>
          <table:table-cell table:number-columns-repeated="2" table:style-name="ce45"/>
          <table:table-cell table:style-name="ce45" table:formula="of:=[.I38]+[.K38] +[.J38]" office:value-type="float" office:value="-1">
            <text:p>-1</text:p>
          </table:table-cell>
          <table:table-cell table:style-name="ce53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8-03T08:36:51.66">
            <text:p>08/03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0" table:formula="of:=SUMPRODUCT([Thong_Tin_Ngay_Nghi_201601.$B$3:.$B$37]=[.$B39];[Thong_Tin_Ngay_Nghi_201601.$C$3:.$C$37])+SUMPRODUCT([Thong_Tin_Ngay_Nghi_201602.$B$3:.$B$38]=[.$B39];[Thong_Tin_Ngay_Nghi_201602.$C$3:.$C$38]) + SUMPRODUCT([Thong_Tin_Ngay_Nghi_201603.$B$3:.$B$40]=[.$B39];[Thong_Tin_Ngay_Nghi_201603.$C$3:.$C$40])" office:value-type="float" office:value="5">
            <text:p>5</text:p>
          </table:table-cell>
          <table:table-cell table:style-name="ce50" table:formula="of:=SUMPRODUCT([Thong_Tin_Ngay_Nghi_201601.$B$3:.$B$37]=[.$B39];[Thong_Tin_Ngay_Nghi_201601.$C$3:.$C$37])+SUMPRODUCT([Thong_Tin_Ngay_Nghi_201602.$B$3:.$B$38]=[.$B39];[Thong_Tin_Ngay_Nghi_201602.$C$3:.$C$38]) + SUMPRODUCT([Thong_Tin_Ngay_Nghi_201603.$B$3:.$B$40]=[.$B39];[Thong_Tin_Ngay_Nghi_201603.$C$3:.$C$40]) + SUMPRODUCT([Thong_Tin_Ngay_Nghi_201604.$B$3:.$B$41]=[.$B39];[Thong_Tin_Ngay_Nghi_201604.$C$3:.$C$41]) + SUMPRODUCT([Thong_Tin_Ngay_Nghi_201605.$B$3:.$B$40]=[.$B39];[Thong_Tin_Ngay_Nghi_201605.$C$3:.$C$40]) + SUMPRODUCT([Thong_Tin_Ngay_Nghi_201606.$B$3:.$B$41]=[.$B39];[Thong_Tin_Ngay_Nghi_201606.$C$3:.$C$41]) + SUMPRODUCT([Thong_Tin_Ngay_Nghi_201607.$B$3:.$B$49]=[.$B39];[Thong_Tin_Ngay_Nghi_201607.$C$3:.$C$49])" office:value-type="float" office:value="8.5">
            <text:p>8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3">
            <text:p>3</text:p>
          </table:table-cell>
          <table:table-cell table:number-columns-repeated="2" table:style-name="ce45"/>
          <table:table-cell table:style-name="ce45" table:formula="of:=[.I39]+[.K39] +[.J39]" office:value-type="float" office:value="3">
            <text:p>3</text:p>
          </table:table-cell>
          <table:table-cell table:style-name="ce53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8-03T08:36:51.66">
            <text:p>08/03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0" table:formula="of:=SUMPRODUCT([Thong_Tin_Ngay_Nghi_201601.$B$3:.$B$37]=[.$B40];[Thong_Tin_Ngay_Nghi_201601.$C$3:.$C$37])+SUMPRODUCT([Thong_Tin_Ngay_Nghi_201602.$B$3:.$B$38]=[.$B40];[Thong_Tin_Ngay_Nghi_201602.$C$3:.$C$38]) + SUMPRODUCT([Thong_Tin_Ngay_Nghi_201603.$B$3:.$B$40]=[.$B40];[Thong_Tin_Ngay_Nghi_201603.$C$3:.$C$40])" office:value-type="float" office:value="4.5">
            <text:p>4.5</text:p>
          </table:table-cell>
          <table:table-cell table:style-name="ce50" table:formula="of:=SUMPRODUCT([Thong_Tin_Ngay_Nghi_201601.$B$3:.$B$37]=[.$B40];[Thong_Tin_Ngay_Nghi_201601.$C$3:.$C$37])+SUMPRODUCT([Thong_Tin_Ngay_Nghi_201602.$B$3:.$B$38]=[.$B40];[Thong_Tin_Ngay_Nghi_201602.$C$3:.$C$38]) + SUMPRODUCT([Thong_Tin_Ngay_Nghi_201603.$B$3:.$B$40]=[.$B40];[Thong_Tin_Ngay_Nghi_201603.$C$3:.$C$40]) + SUMPRODUCT([Thong_Tin_Ngay_Nghi_201604.$B$3:.$B$41]=[.$B40];[Thong_Tin_Ngay_Nghi_201604.$C$3:.$C$41]) + SUMPRODUCT([Thong_Tin_Ngay_Nghi_201605.$B$3:.$B$40]=[.$B40];[Thong_Tin_Ngay_Nghi_201605.$C$3:.$C$40]) + SUMPRODUCT([Thong_Tin_Ngay_Nghi_201606.$B$3:.$B$41]=[.$B40];[Thong_Tin_Ngay_Nghi_201606.$C$3:.$C$41]) + SUMPRODUCT([Thong_Tin_Ngay_Nghi_201607.$B$3:.$B$49]=[.$B40];[Thong_Tin_Ngay_Nghi_201607.$C$3:.$C$49])" office:value-type="float" office:value="9.5">
            <text:p>9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-1.5">
            <text:p>-1.5</text:p>
          </table:table-cell>
          <table:table-cell table:number-columns-repeated="2" table:style-name="ce45"/>
          <table:table-cell table:style-name="ce45" table:formula="of:=[.I40]+[.K40] +[.J40]" office:value-type="float" office:value="-1.5">
            <text:p>-1.5</text:p>
          </table:table-cell>
          <table:table-cell table:style-name="ce53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8-03T08:36:51.66">
            <text:p>08/03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0" table:formula="of:=SUMPRODUCT([Thong_Tin_Ngay_Nghi_201601.$B$3:.$B$37]=[.$B41];[Thong_Tin_Ngay_Nghi_201601.$C$3:.$C$37])+SUMPRODUCT([Thong_Tin_Ngay_Nghi_201602.$B$3:.$B$38]=[.$B41];[Thong_Tin_Ngay_Nghi_201602.$C$3:.$C$38]) + SUMPRODUCT([Thong_Tin_Ngay_Nghi_201603.$B$3:.$B$40]=[.$B41];[Thong_Tin_Ngay_Nghi_201603.$C$3:.$C$40])" office:value-type="float" office:value="3">
            <text:p>3</text:p>
          </table:table-cell>
          <table:table-cell table:style-name="ce50" table:formula="of:=SUMPRODUCT([Thong_Tin_Ngay_Nghi_201601.$B$3:.$B$37]=[.$B41];[Thong_Tin_Ngay_Nghi_201601.$C$3:.$C$37])+SUMPRODUCT([Thong_Tin_Ngay_Nghi_201602.$B$3:.$B$38]=[.$B41];[Thong_Tin_Ngay_Nghi_201602.$C$3:.$C$38]) + SUMPRODUCT([Thong_Tin_Ngay_Nghi_201603.$B$3:.$B$40]=[.$B41];[Thong_Tin_Ngay_Nghi_201603.$C$3:.$C$40]) + SUMPRODUCT([Thong_Tin_Ngay_Nghi_201604.$B$3:.$B$41]=[.$B41];[Thong_Tin_Ngay_Nghi_201604.$C$3:.$C$41]) + SUMPRODUCT([Thong_Tin_Ngay_Nghi_201605.$B$3:.$B$40]=[.$B41];[Thong_Tin_Ngay_Nghi_201605.$C$3:.$C$40]) + SUMPRODUCT([Thong_Tin_Ngay_Nghi_201606.$B$3:.$B$41]=[.$B41];[Thong_Tin_Ngay_Nghi_201606.$C$3:.$C$41]) + SUMPRODUCT([Thong_Tin_Ngay_Nghi_201607.$B$3:.$B$49]=[.$B41];[Thong_Tin_Ngay_Nghi_201607.$C$3:.$C$49])" office:value-type="float" office:value="8.5">
            <text:p>8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1.5">
            <text:p>-1.5</text:p>
          </table:table-cell>
          <table:table-cell table:number-columns-repeated="2" table:style-name="ce45"/>
          <table:table-cell table:style-name="ce45" table:formula="of:=[.I41]+[.K41] +[.J41]" office:value-type="float" office:value="-1.5">
            <text:p>-1.5</text:p>
          </table:table-cell>
          <table:table-cell table:style-name="ce53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8-03T08:36:51.66">
            <text:p>08/03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0" table:formula="of:=SUMPRODUCT([Thong_Tin_Ngay_Nghi_201601.$B$3:.$B$37]=[.$B42];[Thong_Tin_Ngay_Nghi_201601.$C$3:.$C$37])+SUMPRODUCT([Thong_Tin_Ngay_Nghi_201602.$B$3:.$B$38]=[.$B42];[Thong_Tin_Ngay_Nghi_201602.$C$3:.$C$38]) + SUMPRODUCT([Thong_Tin_Ngay_Nghi_201603.$B$3:.$B$40]=[.$B42];[Thong_Tin_Ngay_Nghi_201603.$C$3:.$C$40])" office:value-type="float" office:value="4">
            <text:p>4</text:p>
          </table:table-cell>
          <table:table-cell table:style-name="ce50" table:formula="of:=SUMPRODUCT([Thong_Tin_Ngay_Nghi_201601.$B$3:.$B$37]=[.$B42];[Thong_Tin_Ngay_Nghi_201601.$C$3:.$C$37])+SUMPRODUCT([Thong_Tin_Ngay_Nghi_201602.$B$3:.$B$38]=[.$B42];[Thong_Tin_Ngay_Nghi_201602.$C$3:.$C$38]) + SUMPRODUCT([Thong_Tin_Ngay_Nghi_201603.$B$3:.$B$40]=[.$B42];[Thong_Tin_Ngay_Nghi_201603.$C$3:.$C$40]) + SUMPRODUCT([Thong_Tin_Ngay_Nghi_201604.$B$3:.$B$41]=[.$B42];[Thong_Tin_Ngay_Nghi_201604.$C$3:.$C$41]) + SUMPRODUCT([Thong_Tin_Ngay_Nghi_201605.$B$3:.$B$40]=[.$B42];[Thong_Tin_Ngay_Nghi_201605.$C$3:.$C$40]) + SUMPRODUCT([Thong_Tin_Ngay_Nghi_201606.$B$3:.$B$41]=[.$B42];[Thong_Tin_Ngay_Nghi_201606.$C$3:.$C$41]) + SUMPRODUCT([Thong_Tin_Ngay_Nghi_201607.$B$3:.$B$49]=[.$B42];[Thong_Tin_Ngay_Nghi_201607.$C$3:.$C$49])" office:value-type="float" office:value="8.5">
            <text:p>8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45"/>
          <table:table-cell table:style-name="ce45" table:formula="of:=[.I42]+[.K42] +[.J42]" office:value-type="float" office:value="2">
            <text:p>2</text:p>
          </table:table-cell>
          <table:table-cell table:style-name="ce53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03T08:36:51.66">
            <text:p>08/03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0" table:formula="of:=SUMPRODUCT([Thong_Tin_Ngay_Nghi_201601.$B$3:.$B$37]=[.$B43];[Thong_Tin_Ngay_Nghi_201601.$C$3:.$C$37])+SUMPRODUCT([Thong_Tin_Ngay_Nghi_201602.$B$3:.$B$38]=[.$B43];[Thong_Tin_Ngay_Nghi_201602.$C$3:.$C$38]) + SUMPRODUCT([Thong_Tin_Ngay_Nghi_201603.$B$3:.$B$40]=[.$B43];[Thong_Tin_Ngay_Nghi_201603.$C$3:.$C$40])" office:value-type="float" office:value="1">
            <text:p>1</text:p>
          </table:table-cell>
          <table:table-cell table:style-name="ce50" table:formula="of:=SUMPRODUCT([Thong_Tin_Ngay_Nghi_201601.$B$3:.$B$37]=[.$B43];[Thong_Tin_Ngay_Nghi_201601.$C$3:.$C$37])+SUMPRODUCT([Thong_Tin_Ngay_Nghi_201602.$B$3:.$B$38]=[.$B43];[Thong_Tin_Ngay_Nghi_201602.$C$3:.$C$38]) + SUMPRODUCT([Thong_Tin_Ngay_Nghi_201603.$B$3:.$B$40]=[.$B43];[Thong_Tin_Ngay_Nghi_201603.$C$3:.$C$40]) + SUMPRODUCT([Thong_Tin_Ngay_Nghi_201604.$B$3:.$B$41]=[.$B43];[Thong_Tin_Ngay_Nghi_201604.$C$3:.$C$41]) + SUMPRODUCT([Thong_Tin_Ngay_Nghi_201605.$B$3:.$B$40]=[.$B43];[Thong_Tin_Ngay_Nghi_201605.$C$3:.$C$40]) + SUMPRODUCT([Thong_Tin_Ngay_Nghi_201606.$B$3:.$B$41]=[.$B43];[Thong_Tin_Ngay_Nghi_201606.$C$3:.$C$41]) + SUMPRODUCT([Thong_Tin_Ngay_Nghi_201607.$B$3:.$B$49]=[.$B43];[Thong_Tin_Ngay_Nghi_201607.$C$3:.$C$49])" office:value-type="float" office:value="5">
            <text:p>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5"/>
          <table:table-cell table:style-name="ce45" table:formula="of:=[.I43]+[.K43] +[.J43]" office:value-type="float" office:value="3">
            <text:p>3</text:p>
          </table:table-cell>
          <table:table-cell table:style-name="ce53"/>
        </table:table-row>
        <table:table-row table:style-name="ro9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03T08:36:51.66">
            <text:p>08/03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50" table:formula="of:=SUMPRODUCT([Thong_Tin_Ngay_Nghi_201601.$B$3:.$B$37]=[.$B44];[Thong_Tin_Ngay_Nghi_201601.$C$3:.$C$37])+SUMPRODUCT([Thong_Tin_Ngay_Nghi_201602.$B$3:.$B$38]=[.$B44];[Thong_Tin_Ngay_Nghi_201602.$C$3:.$C$38]) + SUMPRODUCT([Thong_Tin_Ngay_Nghi_201603.$B$3:.$B$40]=[.$B44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44];[Thong_Tin_Ngay_Nghi_201601.$C$3:.$C$37])+SUMPRODUCT([Thong_Tin_Ngay_Nghi_201602.$B$3:.$B$38]=[.$B44];[Thong_Tin_Ngay_Nghi_201602.$C$3:.$C$38]) + SUMPRODUCT([Thong_Tin_Ngay_Nghi_201603.$B$3:.$B$40]=[.$B44];[Thong_Tin_Ngay_Nghi_201603.$C$3:.$C$40]) + SUMPRODUCT([Thong_Tin_Ngay_Nghi_201604.$B$3:.$B$41]=[.$B44];[Thong_Tin_Ngay_Nghi_201604.$C$3:.$C$41]) + SUMPRODUCT([Thong_Tin_Ngay_Nghi_201605.$B$3:.$B$40]=[.$B44];[Thong_Tin_Ngay_Nghi_201605.$C$3:.$C$40]) + SUMPRODUCT([Thong_Tin_Ngay_Nghi_201606.$B$3:.$B$41]=[.$B44];[Thong_Tin_Ngay_Nghi_201606.$C$3:.$C$41]) + SUMPRODUCT([Thong_Tin_Ngay_Nghi_201607.$B$3:.$B$49]=[.$B44];[Thong_Tin_Ngay_Nghi_201607.$C$3:.$C$49])" office:value-type="float" office:value="9">
            <text:p>9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2.5">
            <text:p>2.5</text:p>
          </table:table-cell>
          <table:table-cell table:number-columns-repeated="2" table:style-name="ce45"/>
          <table:table-cell table:style-name="ce45" table:formula="of:=[.I44]+[.K44] +[.J44]" office:value-type="float" office:value="2.5">
            <text:p>2.5</text:p>
          </table:table-cell>
          <table:table-cell table:style-name="ce53"/>
        </table:table-row>
        <table:table-row table:style-name="ro9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03T08:36:51.66">
            <text:p>08/03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0" table:formula="of:=SUMPRODUCT([Thong_Tin_Ngay_Nghi_201601.$B$3:.$B$37]=[.$B45];[Thong_Tin_Ngay_Nghi_201601.$C$3:.$C$37])+SUMPRODUCT([Thong_Tin_Ngay_Nghi_201602.$B$3:.$B$38]=[.$B45];[Thong_Tin_Ngay_Nghi_201602.$C$3:.$C$38]) + SUMPRODUCT([Thong_Tin_Ngay_Nghi_201603.$B$3:.$B$40]=[.$B45];[Thong_Tin_Ngay_Nghi_201603.$C$3:.$C$40])" office:value-type="float" office:value="0.5">
            <text:p>0.5</text:p>
          </table:table-cell>
          <table:table-cell table:style-name="ce50" table:formula="of:=SUMPRODUCT([Thong_Tin_Ngay_Nghi_201601.$B$3:.$B$37]=[.$B45];[Thong_Tin_Ngay_Nghi_201601.$C$3:.$C$37])+SUMPRODUCT([Thong_Tin_Ngay_Nghi_201602.$B$3:.$B$38]=[.$B45];[Thong_Tin_Ngay_Nghi_201602.$C$3:.$C$38]) + SUMPRODUCT([Thong_Tin_Ngay_Nghi_201603.$B$3:.$B$40]=[.$B45];[Thong_Tin_Ngay_Nghi_201603.$C$3:.$C$40]) + SUMPRODUCT([Thong_Tin_Ngay_Nghi_201604.$B$3:.$B$41]=[.$B45];[Thong_Tin_Ngay_Nghi_201604.$C$3:.$C$41]) + SUMPRODUCT([Thong_Tin_Ngay_Nghi_201605.$B$3:.$B$40]=[.$B45];[Thong_Tin_Ngay_Nghi_201605.$C$3:.$C$40]) + SUMPRODUCT([Thong_Tin_Ngay_Nghi_201606.$B$3:.$B$41]=[.$B45];[Thong_Tin_Ngay_Nghi_201606.$C$3:.$C$41]) + SUMPRODUCT([Thong_Tin_Ngay_Nghi_201607.$B$3:.$B$49]=[.$B45];[Thong_Tin_Ngay_Nghi_201607.$C$3:.$C$49])" office:value-type="float" office:value="3.5">
            <text:p>3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4">
            <text:p>4</text:p>
          </table:table-cell>
          <table:table-cell table:number-columns-repeated="2" table:style-name="ce45"/>
          <table:table-cell table:style-name="ce45" table:formula="of:=[.I45]+[.K45] +[.J45]" office:value-type="float" office:value="4">
            <text:p>4</text:p>
          </table:table-cell>
          <table:table-cell table:style-name="ce53"/>
        </table:table-row>
        <table:table-row table:style-name="ro9">
          <table:table-cell table:style-name="ce40" office:value-type="float" office:value="40">
            <text:p>40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03T08:36:51.66">
            <text:p>08/03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50" table:formula="of:=SUMPRODUCT([Thong_Tin_Ngay_Nghi_201601.$B$3:.$B$37]=[.$B46];[Thong_Tin_Ngay_Nghi_201601.$C$3:.$C$37])+SUMPRODUCT([Thong_Tin_Ngay_Nghi_201602.$B$3:.$B$38]=[.$B46];[Thong_Tin_Ngay_Nghi_201602.$C$3:.$C$38]) + SUMPRODUCT([Thong_Tin_Ngay_Nghi_201603.$B$3:.$B$40]=[.$B46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46];[Thong_Tin_Ngay_Nghi_201601.$C$3:.$C$37])+SUMPRODUCT([Thong_Tin_Ngay_Nghi_201602.$B$3:.$B$38]=[.$B46];[Thong_Tin_Ngay_Nghi_201602.$C$3:.$C$38]) + SUMPRODUCT([Thong_Tin_Ngay_Nghi_201603.$B$3:.$B$40]=[.$B46];[Thong_Tin_Ngay_Nghi_201603.$C$3:.$C$40]) + SUMPRODUCT([Thong_Tin_Ngay_Nghi_201604.$B$3:.$B$41]=[.$B46];[Thong_Tin_Ngay_Nghi_201604.$C$3:.$C$41]) + SUMPRODUCT([Thong_Tin_Ngay_Nghi_201605.$B$3:.$B$40]=[.$B46];[Thong_Tin_Ngay_Nghi_201605.$C$3:.$C$40]) + SUMPRODUCT([Thong_Tin_Ngay_Nghi_201606.$B$3:.$B$41]=[.$B46];[Thong_Tin_Ngay_Nghi_201606.$C$3:.$C$41]) + SUMPRODUCT([Thong_Tin_Ngay_Nghi_201607.$B$3:.$B$49]=[.$B46];[Thong_Tin_Ngay_Nghi_201607.$C$3:.$C$49])" office:value-type="float" office:value="10">
            <text:p>10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0">
            <text:p>0</text:p>
          </table:table-cell>
          <table:table-cell table:number-columns-repeated="2" table:style-name="ce45"/>
          <table:table-cell table:style-name="ce45" table:formula="of:=[.I46]+[.K46] +[.J46]" office:value-type="float" office:value="0">
            <text:p>0</text:p>
          </table:table-cell>
          <table:table-cell table:style-name="ce53"/>
        </table:table-row>
        <table:table-row table:style-name="ro9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8-03T08:36:51.67">
            <text:p>08/03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50" table:formula="of:=SUMPRODUCT([Thong_Tin_Ngay_Nghi_201601.$B$3:.$B$37]=[.$B47];[Thong_Tin_Ngay_Nghi_201601.$C$3:.$C$37])+SUMPRODUCT([Thong_Tin_Ngay_Nghi_201602.$B$3:.$B$38]=[.$B47];[Thong_Tin_Ngay_Nghi_201602.$C$3:.$C$38]) + SUMPRODUCT([Thong_Tin_Ngay_Nghi_201603.$B$3:.$B$40]=[.$B47];[Thong_Tin_Ngay_Nghi_201603.$C$3:.$C$40])" office:value-type="float" office:value="7">
            <text:p>7</text:p>
          </table:table-cell>
          <table:table-cell table:style-name="ce50" table:formula="of:=SUMPRODUCT([Thong_Tin_Ngay_Nghi_201601.$B$3:.$B$37]=[.$B47];[Thong_Tin_Ngay_Nghi_201601.$C$3:.$C$37])+SUMPRODUCT([Thong_Tin_Ngay_Nghi_201602.$B$3:.$B$38]=[.$B47];[Thong_Tin_Ngay_Nghi_201602.$C$3:.$C$38]) + SUMPRODUCT([Thong_Tin_Ngay_Nghi_201603.$B$3:.$B$40]=[.$B47];[Thong_Tin_Ngay_Nghi_201603.$C$3:.$C$40]) + SUMPRODUCT([Thong_Tin_Ngay_Nghi_201604.$B$3:.$B$41]=[.$B47];[Thong_Tin_Ngay_Nghi_201604.$C$3:.$C$41]) + SUMPRODUCT([Thong_Tin_Ngay_Nghi_201605.$B$3:.$B$40]=[.$B47];[Thong_Tin_Ngay_Nghi_201605.$C$3:.$C$40]) + SUMPRODUCT([Thong_Tin_Ngay_Nghi_201606.$B$3:.$B$41]=[.$B47];[Thong_Tin_Ngay_Nghi_201606.$C$3:.$C$41]) + SUMPRODUCT([Thong_Tin_Ngay_Nghi_201607.$B$3:.$B$49]=[.$B47];[Thong_Tin_Ngay_Nghi_201607.$C$3:.$C$49])" office:value-type="float" office:value="11">
            <text:p>11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5"/>
          <table:table-cell table:style-name="ce45" table:formula="of:=[.I47]+[.K47] +[.J47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91in" draw:caption-point-x="-0.2319in" draw:caption-point-y="0.359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94in" draw:caption-point-x="-0.2402in" draw:caption-point-y="0.6087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14in" draw:caption-point-x="-0.2402in" draw:caption-point-y="0.6067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01in" draw:caption-point-x="-0.2335in" draw:caption-point-y="0.295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03in" draw:caption-point-x="-0.2516in" draw:caption-point-y="0.2854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1in" draw:caption-point-x="-0.2402in" draw:caption-point-y="0.6047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43in" draw:caption-point-x="-0.2409in" draw:caption-point-y="0.159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54in" draw:caption-point-x="-0.2319in" draw:caption-point-y="0.0957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54in" draw:caption-point-x="-0.2319in" draw:caption-point-y="0.0957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56in" draw:caption-point-x="-0.2409in" draw:caption-point-y="0.0854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43in" draw:caption-point-x="-0.2402in" draw:caption-point-y="0.6067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28in" draw:caption-point-x="-0.2402in" draw:caption-point-y="0.6083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31in" draw:caption-point-x="-0.2402in" draw:caption-point-y="0.6079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31in" draw:caption-point-x="-0.2402in" draw:caption-point-y="0.6079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83in" draw:caption-point-x="-0.2402in" draw:caption-point-y="0.6028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24in" draw:caption-point-x="-0.2402in" draw:caption-point-y="0.6063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91in" draw:caption-point-x="-0.237in" draw:caption-point-y="-0.1248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91in" draw:caption-point-x="-0.2409in" draw:caption-point-y="-0.1248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98in" draw:caption-point-x="-0.239in" draw:caption-point-y="-0.1878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504in" draw:caption-point-x="-0.2319in" draw:caption-point-y="-0.198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98in" draw:caption-point-x="-0.239in" draw:caption-point-y="-0.1878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98in" draw:caption-point-x="-0.2425in" draw:caption-point-y="-0.1878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504in" draw:caption-point-x="-0.2461in" draw:caption-point-y="-0.1984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504in" draw:caption-point-x="-0.2516in" draw:caption-point-y="-0.1984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65in" draw:caption-point-x="-0.2402in" draw:caption-point-y="0.6055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23in" draw:caption-point-x="-0.2335in" draw:caption-point-y="-0.335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uHT</text:p>
          </table:table-cell>
          <table:table-cell table:style-name="ce56" table:formula="of:=SUM([.D14:.AH1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6035in" draw:caption-point-x="-0.239in" draw:caption-point-y="-0.4087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2358in" draw:caption-point-x="-0.237in" draw:caption-point-y="-0.5457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56" table:formula="of:=SUM([.D18:.AH1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56" table:formula="of:=SUM([.D19:.AH19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4835in" draw:caption-point-x="-0.237in" draw:caption-point-y="-1.05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4835in" draw:caption-point-x="-0.239in" draw:caption-point-y="-1.05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3.8256in" draw:caption-point-x="-0.2402in" draw:caption-point-y="0.6079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3.8256in" draw:caption-point-x="-0.2402in" draw:caption-point-y="0.6079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3.8264in" draw:caption-point-x="-0.2402in" draw:caption-point-y="0.607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3.8264in" draw:caption-point-x="-0.2402in" draw:caption-point-y="0.607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3.828in" draw:caption-point-x="-0.2402in" draw:caption-point-y="0.6055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56" table:formula="of:=SUM([.D20:.AH20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8047in" draw:caption-point-x="-0.2461in" draw:caption-point-y="-1.1236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0736in" draw:caption-point-x="-0.2402in" draw:caption-point-y="0.6075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56" table:formula="of:=SUM([.D21:.AH21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6.189in" draw:caption-point-x="-0.239in" draw:caption-point-y="-1.2602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5102in" draw:caption-point-x="-0.2335in" draw:caption-point-y="-1.333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3in" draw:caption-point-x="-0.2461in" draw:caption-point-y="-1.6283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56" table:formula="of:=SUM([.D25:.AH2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56" table:formula="of:=SUM([.D26:.AH26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8587in" draw:caption-point-x="-0.237in" draw:caption-point-y="-1.6913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56" table:formula="of:=SUM([.D27:.AH2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2535in" draw:caption-point-x="-0.2319in" draw:caption-point-y="-1.8386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2535in" draw:caption-point-x="-0.2425in" draw:caption-point-y="-1.8386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5642in" draw:caption-point-x="-0.2319in" draw:caption-point-y="-1.901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5744in" draw:caption-point-x="-0.2461in" draw:caption-point-y="-1.9118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56" table:formula="of:=SUM([.D29:.AH29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8854in" draw:caption-point-x="-0.239in" draw:caption-point-y="-1.9752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56" table:formula="of:=SUM([.D30:.AH3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56" table:formula="of:=SUM([.D31:.AH31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7984in" draw:caption-point-x="-0.2402in" draw:caption-point-y="0.6071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7984in" draw:caption-point-x="-0.2402in" draw:caption-point-y="0.6071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56" table:formula="of:=SUM([.D32:.AH3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7756in" draw:caption-point-x="-0.2445in" draw:caption-point-y="-2.1224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1598in" draw:caption-point-x="-0.237in" draw:caption-point-y="-2.259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4071in" draw:caption-point-x="-0.237in" draw:caption-point-y="-2.2587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7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9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8in" draw:caption-point-x="-0.2402in" draw:caption-point-y="0.6063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46in" draw:caption-point-x="-0.2402in" draw:caption-point-y="0.6035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6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4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87in" draw:caption-point-x="-0.2402in" draw:caption-point-y="0.6047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2in" draw:caption-point-x="-0.2402in" draw:caption-point-y="0.6091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55in" draw:caption-point-x="-0.2402in" draw:caption-point-y="0.6055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55in" draw:caption-point-x="-0.2402in" draw:caption-point-y="0.6055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9in" draw:caption-point-x="-0.2402in" draw:caption-point-y="0.6031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8in" draw:caption-point-x="-0.2402in" draw:caption-point-y="0.6059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61in" draw:caption-point-x="-0.2402in" draw:caption-point-y="0.6083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5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5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53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53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92in" draw:caption-point-x="-0.2402in" draw:caption-point-y="0.6051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06in" draw:caption-point-x="-0.2402in" draw:caption-point-y="0.6091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17in" draw:caption-point-x="-0.2402in" draw:caption-point-y="0.6079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17in" draw:caption-point-x="-0.2402in" draw:caption-point-y="0.6079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8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8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33in" draw:caption-point-x="-0.2402in" draw:caption-point-y="0.6016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71" table:formula="of:=SUM([.D15:.AF15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35in" draw:caption-point-x="-0.2402in" draw:caption-point-y="0.609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35in" draw:caption-point-x="-0.2402in" draw:caption-point-y="0.609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71" table:formula="of:=SUM([.D16:.AF16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71" table:formula="of:=SUM([.D17:.AF17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3295in" draw:caption-point-x="-0.2402in" draw:caption-point-y="0.6087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3307in" draw:caption-point-x="-0.2402in" draw:caption-point-y="0.6075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29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335in" draw:caption-point-x="-0.2402in" draw:caption-point-y="0.6031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71" table:formula="of:=SUM([.D18:.AF18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5835in" draw:caption-point-x="-0.2402in" draw:caption-point-y="0.6024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71" table:formula="of:=SUM([.D19:.AF19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3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71" table:formula="of:=SUM([.D20:.AF20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15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1315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0795in" draw:caption-point-x="-0.2402in" draw:caption-point-y="0.6016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71" table:formula="of:=SUM([.D21:.AF21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9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3264in" draw:caption-point-x="-0.2402in" draw:caption-point-y="0.6024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3248in" draw:caption-point-x="-0.2402in" draw:caption-point-y="0.6039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71" table:formula="of:=SUM([.D22:.AF2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5677in" draw:caption-point-x="-0.2402in" draw:caption-point-y="0.6087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5677in" draw:caption-point-x="-0.2402in" draw:caption-point-y="0.6087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567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567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8189in" draw:caption-point-x="-0.2402in" draw:caption-point-y="0.6051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71" table:formula="of:=SUM([.D24:.AF24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0626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5.0638in" draw:caption-point-x="-0.2402in" draw:caption-point-y="0.607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5.0638in" draw:caption-point-x="-0.2402in" draw:caption-point-y="0.607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71" table:formula="of:=SUM([.D25:.AF25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310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71" table:formula="of:=SUM([.D26:.AF26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5669in" draw:caption-point-x="-0.2402in" draw:caption-point-y="0.6004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71" table:formula="of:=SUM([.D27:.AF27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805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8654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8654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71" table:formula="of:=SUM([.D28:.AF28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053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6.0543in" draw:caption-point-x="-0.2402in" draw:caption-point-y="0.6083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6.0567in" draw:caption-point-x="-0.2402in" draw:caption-point-y="0.6059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3028in" draw:caption-point-x="-0.2402in" draw:caption-point-y="0.6075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71" table:formula="of:=SUM([.D30:.AF30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548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6083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71" table:formula="of:=SUM([.D31:.AF31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71" table:formula="of:=SUM([.D32:.AF32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0441in" draw:caption-point-x="-0.2402in" draw:caption-point-y="0.6091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7.0441in" draw:caption-point-x="-0.2402in" draw:caption-point-y="0.6091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4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4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7.0469in" draw:caption-point-x="-0.2402in" draw:caption-point-y="0.606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7.0469in" draw:caption-point-x="-0.2402in" draw:caption-point-y="0.606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71" table:formula="of:=SUM([.D33:.AF33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291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71" table:formula="of:=SUM([.D34:.AF34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39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39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71" table:formula="of:=SUM([.D35:.AF3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6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12in" draw:caption-point-x="-0.2402in" draw:caption-point-y="0.6169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55in" draw:caption-point-x="-0.2402in" draw:caption-point-y="0.612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71in" draw:caption-point-x="-0.2402in" draw:caption-point-y="0.611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34in" draw:caption-point-x="-0.2402in" draw:caption-point-y="0.6047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84in" draw:caption-point-x="-0.2402in" draw:caption-point-y="0.6173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75in" draw:caption-point-x="-0.2402in" draw:caption-point-y="0.6083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9in" draw:caption-point-x="-0.2402in" draw:caption-point-y="0.6165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8in" draw:caption-point-x="-0.2402in" draw:caption-point-y="0.6106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37in" draw:caption-point-x="-0.2402in" draw:caption-point-y="0.6173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53in" draw:caption-point-x="-0.2402in" draw:caption-point-y="0.6157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65in" draw:caption-point-x="-0.2402in" draw:caption-point-y="0.6146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9in" draw:caption-point-x="-0.2402in" draw:caption-point-y="0.614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9in" draw:caption-point-x="-0.2402in" draw:caption-point-y="0.555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04in" draw:caption-point-x="-0.2402in" draw:caption-point-y="0.6106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87in" draw:caption-point-x="-0.2402in" draw:caption-point-y="0.602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41in" draw:caption-point-x="-0.2402in" draw:caption-point-y="0.6146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66in" draw:caption-point-x="-0.2402in" draw:caption-point-y="0.617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25in" draw:caption-point-x="-0.2402in" draw:caption-point-y="0.611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41in" draw:caption-point-x="-0.2402in" draw:caption-point-y="0.6079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9in" draw:caption-point-x="-0.2402in" draw:caption-point-y="0.617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5in" draw:caption-point-x="-0.2402in" draw:caption-point-y="0.6146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9in" draw:caption-point-x="-0.2402in" draw:caption-point-y="0.6106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7in" draw:caption-point-x="-0.2402in" draw:caption-point-y="0.6161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91in" draw:caption-point-x="-0.2402in" draw:caption-point-y="0.6157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803in" draw:caption-point-x="-0.2402in" draw:caption-point-y="0.6146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43in" draw:caption-point-x="-0.2402in" draw:caption-point-y="0.6106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66in" draw:caption-point-x="-0.2402in" draw:caption-point-y="0.6083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94in" draw:caption-point-x="-0.2402in" draw:caption-point-y="0.605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84" table:formula="of:=SUM([.D15:.AH15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2.8386in" draw:caption-point-x="-0.2402in" draw:caption-point-y="0.6039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2.8307in" draw:caption-point-x="-0.2402in" draw:caption-point-y="0.6118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0791in" draw:caption-point-x="-0.2402in" draw:caption-point-y="0.611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0819in" draw:caption-point-x="-0.2402in" draw:caption-point-y="0.6083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3276in" draw:caption-point-x="-0.2402in" draw:caption-point-y="0.6106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8193in" draw:caption-point-x="-0.2402in" draw:caption-point-y="0.614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0705in" draw:caption-point-x="-0.2402in" draw:caption-point-y="0.6106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84" table:formula="of:=SUM([.D21:.AH2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3161in" draw:caption-point-x="-0.2402in" draw:caption-point-y="0.612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3177in" draw:caption-point-x="-0.2402in" draw:caption-point-y="0.611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322in" draw:caption-point-x="-0.2402in" draw:caption-point-y="0.606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84" table:formula="of:=SUM([.D22:.AH22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5602in" draw:caption-point-x="-0.2402in" draw:caption-point-y="0.6161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5673in" draw:caption-point-x="-0.2402in" draw:caption-point-y="0.609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5665in" draw:caption-point-x="-0.2402in" draw:caption-point-y="0.6098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5677in" draw:caption-point-x="-0.2402in" draw:caption-point-y="0.6087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5713in" draw:caption-point-x="-0.2402in" draw:caption-point-y="0.605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84" table:formula="of:=SUM([.D23:.AH2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8173in" draw:caption-point-x="-0.2402in" draw:caption-point-y="0.606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061in" draw:caption-point-x="-0.2402in" draw:caption-point-y="0.6106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84" table:formula="of:=SUM([.D26:.AH2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5531in" draw:caption-point-x="-0.2402in" draw:caption-point-y="0.6142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7992in" draw:caption-point-x="-0.2402in" draw:caption-point-y="0.6157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8031in" draw:caption-point-x="-0.2402in" draw:caption-point-y="0.611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8043in" draw:caption-point-x="-0.2402in" draw:caption-point-y="0.6106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84" table:formula="of:=SUM([.D28:.AH28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6.0484in" draw:caption-point-x="-0.2402in" draw:caption-point-y="0.6142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6.0587in" draw:caption-point-x="-0.2402in" draw:caption-point-y="0.6039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2992in" draw:caption-point-x="-0.2402in" draw:caption-point-y="0.611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3016in" draw:caption-point-x="-0.2402in" draw:caption-point-y="0.6087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84" table:formula="of:=SUM([.D30:.AH30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5406in" draw:caption-point-x="-0.2402in" draw:caption-point-y="0.6173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5433in" draw:caption-point-x="-0.2402in" draw:caption-point-y="0.6146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5445in" draw:caption-point-x="-0.2402in" draw:caption-point-y="0.613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5469in" draw:caption-point-x="-0.2402in" draw:caption-point-y="0.611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5496in" draw:caption-point-x="-0.2402in" draw:caption-point-y="0.6083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84" table:formula="of:=SUM([.D31:.AH3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7898in" draw:caption-point-x="-0.2402in" draw:caption-point-y="0.6157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7929in" draw:caption-point-x="-0.2402in" draw:caption-point-y="0.6126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8008in" draw:caption-point-x="-0.2402in" draw:caption-point-y="0.6047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84" table:formula="of:=SUM([.D32:.AH32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7.0346in" draw:caption-point-x="-0.2402in" draw:caption-point-y="0.618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0484in" draw:caption-point-x="-0.2402in" draw:caption-point-y="0.6047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289in" draw:caption-point-x="-0.2402in" draw:caption-point-y="0.6118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84" table:formula="of:=SUM([.D34:.AH3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5437in" draw:caption-point-x="-0.2402in" draw:caption-point-y="0.6047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84" table:formula="of:=SUM([.D35:.AH35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789in" draw:caption-point-x="-0.2402in" draw:caption-point-y="0.6075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84" table:formula="of:=SUM([.D36:.AH3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8.0374in" draw:caption-point-x="-0.2402in" draw:caption-point-y="0.6067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35in" draw:caption-point-x="-0.2402in" draw:caption-point-y="0.6146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38in" draw:caption-point-x="-0.2402in" draw:caption-point-y="0.604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5in" draw:caption-point-x="-0.2402in" draw:caption-point-y="0.6031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47in" draw:caption-point-x="-0.2402in" draw:caption-point-y="0.61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67in" draw:caption-point-x="-0.2402in" draw:caption-point-y="0.609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47in" draw:caption-point-x="-0.2402in" draw:caption-point-y="0.61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89in" draw:caption-point-x="-0.2402in" draw:caption-point-y="0.546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84in" draw:caption-point-x="-0.2402in" draw:caption-point-y="0.61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88in" draw:caption-point-x="-0.2402in" draw:caption-point-y="0.6146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87in" draw:caption-point-x="-0.2402in" draw:caption-point-y="0.6047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94in" draw:caption-point-x="-0.2402in" draw:caption-point-y="0.6039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65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76in" draw:caption-point-x="-0.2402in" draw:caption-point-y="0.613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76in" draw:caption-point-x="-0.2402in" draw:caption-point-y="0.613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59in" draw:caption-point-x="-0.2402in" draw:caption-point-y="0.605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76in" draw:caption-point-x="-0.2402in" draw:caption-point-y="0.613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91in" draw:caption-point-x="-0.2402in" draw:caption-point-y="0.602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41in" draw:caption-point-x="-0.2402in" draw:caption-point-y="0.614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84in" draw:caption-point-x="-0.2402in" draw:caption-point-y="0.6102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41in" draw:caption-point-x="-0.2402in" draw:caption-point-y="0.614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31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33in" draw:caption-point-x="-0.2402in" draw:caption-point-y="0.6134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24in" draw:caption-point-x="-0.2402in" draw:caption-point-y="0.6043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74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17in" draw:caption-point-x="-0.2402in" draw:caption-point-y="0.610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17in" draw:caption-point-x="-0.2402in" draw:caption-point-y="0.610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76in" draw:caption-point-x="-0.2402in" draw:caption-point-y="0.604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25in" draw:caption-point-x="-0.2402in" draw:caption-point-y="0.607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97" table:formula="of:=SUM([.D15:.AG1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2.835in" draw:caption-point-x="-0.2402in" draw:caption-point-y="0.6075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94in" draw:caption-point-x="-0.2402in" draw:caption-point-y="0.6031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97" table:formula="of:=SUM([.D16:.AG1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0791in" draw:caption-point-x="-0.2402in" draw:caption-point-y="0.611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0843in" draw:caption-point-x="-0.2402in" draw:caption-point-y="0.6059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085in" draw:caption-point-x="-0.2402in" draw:caption-point-y="0.605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0862in" draw:caption-point-x="-0.2402in" draw:caption-point-y="0.6039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87in" draw:caption-point-x="-0.2402in" draw:caption-point-y="0.603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97" table:formula="of:=SUM([.D17:.AG17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3331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337in" draw:caption-point-x="-0.2402in" draw:caption-point-y="0.6012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97" table:formula="of:=SUM([.D19:.AG1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828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97" table:formula="of:=SUM([.D20:.AG20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0661in" draw:caption-point-x="-0.2402in" draw:caption-point-y="0.615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0665in" draw:caption-point-x="-0.2402in" draw:caption-point-y="0.6146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0709in" draw:caption-point-x="-0.2402in" draw:caption-point-y="0.6102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0728in" draw:caption-point-x="-0.2402in" draw:caption-point-y="0.6083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0783in" draw:caption-point-x="-0.2402in" draw:caption-point-y="0.6028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0791in" draw:caption-point-x="-0.2402in" draw:caption-point-y="0.602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97" table:formula="of:=SUM([.D21:.AG2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3169in" draw:caption-point-x="-0.2402in" draw:caption-point-y="0.6118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97" table:formula="of:=SUM([.D22:.AG2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5669in" draw:caption-point-x="-0.2402in" draw:caption-point-y="0.6094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5709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97" table:formula="of:=SUM([.D23:.AG2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8189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97" table:formula="of:=SUM([.D24:.AG24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0567in" draw:caption-point-x="-0.2402in" draw:caption-point-y="0.61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97" table:formula="of:=SUM([.D25:.AG25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3059in" draw:caption-point-x="-0.2402in" draw:caption-point-y="0.6134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3055in" draw:caption-point-x="-0.2402in" draw:caption-point-y="0.613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3055in" draw:caption-point-x="-0.2402in" draw:caption-point-y="0.613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5571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5571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8012in" draw:caption-point-x="-0.2402in" draw:caption-point-y="0.6138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97" table:formula="of:=SUM([.D28:.AG28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0476in" draw:caption-point-x="-0.2402in" draw:caption-point-y="0.61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6.0516in" draw:caption-point-x="-0.2402in" draw:caption-point-y="0.611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6.0587in" draw:caption-point-x="-0.2402in" draw:caption-point-y="0.6039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2957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3in" draw:caption-point-x="-0.2402in" draw:caption-point-y="0.6102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3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3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3051in" draw:caption-point-x="-0.2402in" draw:caption-point-y="0.6051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71in" draw:caption-point-x="-0.2402in" draw:caption-point-y="0.603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5429in" draw:caption-point-x="-0.2402in" draw:caption-point-y="0.61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5512in" draw:caption-point-x="-0.2402in" draw:caption-point-y="0.6067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5516in" draw:caption-point-x="-0.2402in" draw:caption-point-y="0.6063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611in" draw:caption-point-x="-0.2402in" draw:caption-point-y="0.546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97" table:formula="of:=SUM([.D31:.AG31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7909in" draw:caption-point-x="-0.2402in" draw:caption-point-y="0.6146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7957in" draw:caption-point-x="-0.2402in" draw:caption-point-y="0.6098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8004in" draw:caption-point-x="-0.2402in" draw:caption-point-y="0.6051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8012in" draw:caption-point-x="-0.2402in" draw:caption-point-y="0.604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8024in" draw:caption-point-x="-0.2402in" draw:caption-point-y="0.603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97" table:formula="of:=SUM([.D32:.AG3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7.039in" draw:caption-point-x="-0.2402in" draw:caption-point-y="0.6142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7.0429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2878in" draw:caption-point-x="-0.2402in" draw:caption-point-y="0.613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2878in" draw:caption-point-x="-0.2402in" draw:caption-point-y="0.613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2917in" draw:caption-point-x="-0.2402in" draw:caption-point-y="0.6091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2976in" draw:caption-point-x="-0.2402in" draw:caption-point-y="0.603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5433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97" table:formula="of:=SUM([.D35:.AG3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97" table:formula="of:=SUM([.D36:.AG3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8.0409in" draw:caption-point-x="-0.2402in" draw:caption-point-y="0.6031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31in" draw:caption-point-x="-0.2402in" draw:caption-point-y="0.615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39in" draw:caption-point-x="-0.2402in" draw:caption-point-y="0.6142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47in" draw:caption-point-x="-0.2402in" draw:caption-point-y="0.613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94in" draw:caption-point-x="-0.2402in" draw:caption-point-y="0.6087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04in" draw:caption-point-x="-0.2402in" draw:caption-point-y="0.6154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16in" draw:caption-point-x="-0.2402in" draw:caption-point-y="0.6142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12in" draw:caption-point-x="-0.2402in" draw:caption-point-y="0.6146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39in" draw:caption-point-x="-0.2402in" draw:caption-point-y="0.611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42in" draw:caption-point-x="-0.2402in" draw:caption-point-y="0.6016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22in" draw:caption-point-x="-0.2402in" draw:caption-point-y="0.6012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65in" draw:caption-point-x="-0.2402in" draw:caption-point-y="0.6146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76in" draw:caption-point-x="-0.2402in" draw:caption-point-y="0.613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92in" draw:caption-point-x="-0.2402in" draw:caption-point-y="0.611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57in" draw:caption-point-x="-0.2402in" draw:caption-point-y="0.61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57in" draw:caption-point-x="-0.2402in" draw:caption-point-y="0.61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57in" draw:caption-point-x="-0.2402in" draw:caption-point-y="0.61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41in" draw:caption-point-x="-0.2402in" draw:caption-point-y="0.6126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31in" draw:caption-point-x="-0.2402in" draw:caption-point-y="0.6035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25in" draw:caption-point-x="-0.2402in" draw:caption-point-y="0.6118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012in" draw:caption-point-x="-0.2402in" draw:caption-point-y="0.6031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78in" draw:caption-point-x="-0.2402in" draw:caption-point-y="0.6142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86in" draw:caption-point-x="-0.2402in" draw:caption-point-y="0.6134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33in" draw:caption-point-x="-0.2402in" draw:caption-point-y="0.608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33in" draw:caption-point-x="-0.2402in" draw:caption-point-y="0.608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33in" draw:caption-point-x="-0.2402in" draw:caption-point-y="0.608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33in" draw:caption-point-x="-0.2402in" draw:caption-point-y="0.608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33in" draw:caption-point-x="-0.2402in" draw:caption-point-y="0.608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76in" draw:caption-point-x="-0.2402in" draw:caption-point-y="0.604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39in" draw:caption-point-x="-0.2402in" draw:caption-point-y="0.6157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54in" draw:caption-point-x="-0.2402in" draw:caption-point-y="0.6142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62in" draw:caption-point-x="-0.2402in" draw:caption-point-y="0.613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7in" draw:caption-point-x="-0.2402in" draw:caption-point-y="0.6126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9in" draw:caption-point-x="-0.2402in" draw:caption-point-y="0.6106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45in" draw:caption-point-x="-0.2402in" draw:caption-point-y="0.6051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69in" draw:caption-point-x="-0.2402in" draw:caption-point-y="0.6028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91in" draw:caption-point-x="-0.2402in" draw:caption-point-y="0.6157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99in" draw:caption-point-x="-0.2402in" draw:caption-point-y="0.615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5in" draw:caption-point-x="-0.2402in" draw:caption-point-y="0.6098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54in" draw:caption-point-x="-0.2402in" draw:caption-point-y="0.6094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110" table:formula="of:=SUM([.D15:.AH15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8268in" draw:caption-point-x="-0.2402in" draw:caption-point-y="0.615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2.8287in" draw:caption-point-x="-0.2402in" draw:caption-point-y="0.6138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10" table:formula="of:=SUM([.D16:.AH1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076in" draw:caption-point-x="-0.2402in" draw:caption-point-y="0.6142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0768in" draw:caption-point-x="-0.2402in" draw:caption-point-y="0.613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087in" draw:caption-point-x="-0.2402in" draw:caption-point-y="0.603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0874in" draw:caption-point-x="-0.2402in" draw:caption-point-y="0.6028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0894in" draw:caption-point-x="-0.2402in" draw:caption-point-y="0.600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10" table:formula="of:=SUM([.D17:.AH1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328in" draw:caption-point-x="-0.2402in" draw:caption-point-y="0.6102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10" table:formula="of:=SUM([.D18:.AH1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5764in" draw:caption-point-x="-0.2402in" draw:caption-point-y="0.6094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8252in" draw:caption-point-x="-0.2402in" draw:caption-point-y="0.6083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8307in" draw:caption-point-x="-0.2402in" draw:caption-point-y="0.6028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110" table:formula="of:=SUM([.D20:.AH20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0717in" draw:caption-point-x="-0.2402in" draw:caption-point-y="0.6094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0791in" draw:caption-point-x="-0.2402in" draw:caption-point-y="0.60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0791in" draw:caption-point-x="-0.2402in" draw:caption-point-y="0.60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10" table:formula="of:=SUM([.D21:.AH2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3154in" draw:caption-point-x="-0.2402in" draw:caption-point-y="0.6134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3276in" draw:caption-point-x="-0.2402in" draw:caption-point-y="0.601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10" table:formula="of:=SUM([.D22:.AH22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5646in" draw:caption-point-x="-0.2402in" draw:caption-point-y="0.6118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5618in" draw:caption-point-x="-0.2402in" draw:caption-point-y="0.6146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5728in" draw:caption-point-x="-0.2402in" draw:caption-point-y="0.6035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10" table:formula="of:=SUM([.D23:.AH23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8087in" draw:caption-point-x="-0.2402in" draw:caption-point-y="0.615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8185in" draw:caption-point-x="-0.2402in" draw:caption-point-y="0.6055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8209in" draw:caption-point-x="-0.2402in" draw:caption-point-y="0.603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8228in" draw:caption-point-x="-0.2402in" draw:caption-point-y="0.6012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10" table:formula="of:=SUM([.D26:.AH26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5543in" draw:caption-point-x="-0.2402in" draw:caption-point-y="0.613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5642in" draw:caption-point-x="-0.2402in" draw:caption-point-y="0.6031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5543in" draw:caption-point-x="-0.2402in" draw:caption-point-y="0.613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5661in" draw:caption-point-x="-0.2402in" draw:caption-point-y="0.601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2945in" draw:caption-point-x="-0.2402in" draw:caption-point-y="0.615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2945in" draw:caption-point-x="-0.2402in" draw:caption-point-y="0.615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2945in" draw:caption-point-x="-0.2402in" draw:caption-point-y="0.615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10" table:formula="of:=SUM([.D30:.AH30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5421in" draw:caption-point-x="-0.2402in" draw:caption-point-y="0.615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5437in" draw:caption-point-x="-0.2402in" draw:caption-point-y="0.6142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5433in" draw:caption-point-x="-0.2402in" draw:caption-point-y="0.6146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5504in" draw:caption-point-x="-0.2402in" draw:caption-point-y="0.6075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110" table:formula="of:=SUM([.D31:.AH3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7921in" draw:caption-point-x="-0.2402in" draw:caption-point-y="0.6134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29in" draw:caption-point-x="-0.2402in" draw:caption-point-y="0.6126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7961in" draw:caption-point-x="-0.2402in" draw:caption-point-y="0.6094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798in" draw:caption-point-x="-0.2402in" draw:caption-point-y="0.6075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8024in" draw:caption-point-x="-0.2402in" draw:caption-point-y="0.6031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8047in" draw:caption-point-x="-0.2402in" draw:caption-point-y="0.600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10" table:formula="of:=SUM([.D32:.AH32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7.039in" draw:caption-point-x="-0.2402in" draw:caption-point-y="0.6142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0406in" draw:caption-point-x="-0.2402in" draw:caption-point-y="0.6126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406in" draw:caption-point-x="-0.2402in" draw:caption-point-y="0.612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0406in" draw:caption-point-x="-0.2402in" draw:caption-point-y="0.612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7.0406in" draw:caption-point-x="-0.2402in" draw:caption-point-y="0.612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7.0445in" draw:caption-point-x="-0.2402in" draw:caption-point-y="0.6087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7.0449in" draw:caption-point-x="-0.2402in" draw:caption-point-y="0.6083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7.0449in" draw:caption-point-x="-0.2402in" draw:caption-point-y="0.6083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7.0488in" draw:caption-point-x="-0.2402in" draw:caption-point-y="0.6043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7.05in" draw:caption-point-x="-0.2402in" draw:caption-point-y="0.603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7.05in" draw:caption-point-x="-0.2402in" draw:caption-point-y="0.603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110" table:formula="of:=SUM([.D33:.AH33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2882in" draw:caption-point-x="-0.2402in" draw:caption-point-y="0.6126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2917in" draw:caption-point-x="-0.2402in" draw:caption-point-y="0.6091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2945in" draw:caption-point-x="-0.2402in" draw:caption-point-y="0.6063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2996in" draw:caption-point-x="-0.2402in" draw:caption-point-y="0.601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110" table:formula="of:=SUM([.D34:.AH34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539in" draw:caption-point-x="-0.2402in" draw:caption-point-y="0.6094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5409in" draw:caption-point-x="-0.2402in" draw:caption-point-y="0.6075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5453in" draw:caption-point-x="-0.2402in" draw:caption-point-y="0.603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5472in" draw:caption-point-x="-0.2402in" draw:caption-point-y="0.601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110" table:formula="of:=SUM([.D35:.AH3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110" table:formula="of:=SUM([.D36:.AH36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8.0382in" draw:caption-point-x="-0.2402in" draw:caption-point-y="0.6059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67in" draw:caption-point-x="-0.2402in" draw:caption-point-y="0.6114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91in" draw:caption-point-x="-0.2402in" draw:caption-point-y="0.6091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1in" draw:caption-point-x="-0.2402in" draw:caption-point-y="0.607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34in" draw:caption-point-x="-0.2402in" draw:caption-point-y="0.6047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65in" draw:caption-point-x="-0.2402in" draw:caption-point-y="0.6016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48in" draw:caption-point-x="-0.2402in" draw:caption-point-y="0.5433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205in" draw:caption-point-x="-0.2402in" draw:caption-point-y="0.597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23" table:formula="of:=SUM([.D5:.AG5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6039in" draw:caption-point-x="-0.2402in" draw:caption-point-y="0.6094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6063in" draw:caption-point-x="-0.2402in" draw:caption-point-y="0.6071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6122in" draw:caption-point-x="-0.2402in" draw:caption-point-y="0.6012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6126in" draw:caption-point-x="-0.2402in" draw:caption-point-y="0.600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6154in" draw:caption-point-x="-0.2402in" draw:caption-point-y="0.598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6157in" draw:caption-point-x="-0.2402in" draw:caption-point-y="0.597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496in" draw:caption-point-x="-0.2402in" draw:caption-point-y="0.6114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75in" draw:caption-point-x="-0.2402in" draw:caption-point-y="0.603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0965in" draw:caption-point-x="-0.2402in" draw:caption-point-y="0.6122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0992in" draw:caption-point-x="-0.2402in" draw:caption-point-y="0.6094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0996in" draw:caption-point-x="-0.2402in" draw:caption-point-y="0.6091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1016in" draw:caption-point-x="-0.2402in" draw:caption-point-y="0.6071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111in" draw:caption-point-x="-0.2402in" draw:caption-point-y="0.597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53in" draw:caption-point-x="-0.2402in" draw:caption-point-y="0.6114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3524in" draw:caption-point-x="-0.2402in" draw:caption-point-y="0.6043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3579in" draw:caption-point-x="-0.2402in" draw:caption-point-y="0.598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5929in" draw:caption-point-x="-0.2402in" draw:caption-point-y="0.6114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5972in" draw:caption-point-x="-0.2402in" draw:caption-point-y="0.607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6047in" draw:caption-point-x="-0.2402in" draw:caption-point-y="0.599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0969in" draw:caption-point-x="-0.2402in" draw:caption-point-y="0.6028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354in" draw:caption-point-x="-0.2402in" draw:caption-point-y="0.6118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378in" draw:caption-point-x="-0.2402in" draw:caption-point-y="0.6094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386in" draw:caption-point-x="-0.2402in" draw:caption-point-y="0.6087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3402in" draw:caption-point-x="-0.2402in" draw:caption-point-y="0.6071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3417in" draw:caption-point-x="-0.2402in" draw:caption-point-y="0.6055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3461in" draw:caption-point-x="-0.2402in" draw:caption-point-y="0.6012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3504in" draw:caption-point-x="-0.2402in" draw:caption-point-y="0.5969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3504in" draw:caption-point-x="-0.2402in" draw:caption-point-y="0.5969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3504in" draw:caption-point-x="-0.2402in" draw:caption-point-y="0.5969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3504in" draw:caption-point-x="-0.2402in" draw:caption-point-y="0.5969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3504in" draw:caption-point-x="-0.2402in" draw:caption-point-y="0.5969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323in" draw:caption-point-x="-0.2402in" draw:caption-point-y="0.610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35in" draw:caption-point-x="-0.2402in" draw:caption-point-y="0.6091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8354in" draw:caption-point-x="-0.2402in" draw:caption-point-y="0.607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8354in" draw:caption-point-x="-0.2402in" draw:caption-point-y="0.6071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8417in" draw:caption-point-x="-0.2402in" draw:caption-point-y="0.6008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8429in" draw:caption-point-x="-0.2402in" draw:caption-point-y="0.5996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8441in" draw:caption-point-x="-0.2402in" draw:caption-point-y="0.5984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8453in" draw:caption-point-x="-0.2402in" draw:caption-point-y="0.5972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3.0811in" draw:caption-point-x="-0.2402in" draw:caption-point-y="0.6091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3.3756in" svg:y="3.0894in" draw:caption-point-x="-0.2402in" draw:caption-point-y="0.6008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3264in" draw:caption-point-x="-0.2402in" draw:caption-point-y="0.6118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3291in" draw:caption-point-x="-0.2402in" draw:caption-point-y="0.6091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335in" draw:caption-point-x="-0.2402in" draw:caption-point-y="0.603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23" table:formula="of:=SUM([.D20:.AG20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0768in" draw:caption-point-x="-0.2402in" draw:caption-point-y="0.6043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23" table:formula="of:=SUM([.D21:.AG2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3291in" draw:caption-point-x="-0.2402in" draw:caption-point-y="0.5996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5772in" draw:caption-point-x="-0.2402in" draw:caption-point-y="0.5992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4.8173in" draw:caption-point-x="-0.2402in" draw:caption-point-y="0.6067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8244in" draw:caption-point-x="-0.2402in" draw:caption-point-y="0.5996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4.8244in" draw:caption-point-x="-0.2402in" draw:caption-point-y="0.5996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23" table:formula="of:=SUM([.D24:.AG24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0598in" draw:caption-point-x="-0.2402in" draw:caption-point-y="0.6118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0614in" draw:caption-point-x="-0.2402in" draw:caption-point-y="0.610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5.0665in" draw:caption-point-x="-0.2402in" draw:caption-point-y="0.6051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5.0701in" draw:caption-point-x="-0.2402in" draw:caption-point-y="0.6016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NhanHTH</text:p>
          </table:table-cell>
          <table:table-cell table:style-name="ce123" table:formula="of:=SUM([.D25:.AG25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123" table:formula="of:=SUM([.D26:.AG2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123" table:formula="of:=SUM([.D27:.AG27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8079in" draw:caption-point-x="-0.2402in" draw:caption-point-y="0.6071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811in" draw:caption-point-x="-0.2402in" draw:caption-point-y="0.6039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8126in" draw:caption-point-x="-0.2402in" draw:caption-point-y="0.6024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8134in" draw:caption-point-x="-0.2402in" draw:caption-point-y="0.6016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23" table:formula="of:=SUM([.D28:.AG2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0563in" draw:caption-point-x="-0.2402in" draw:caption-point-y="0.6063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6.3024in" draw:caption-point-x="-0.2402in" draw:caption-point-y="0.6079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76in" draw:caption-point-x="-0.2402in" draw:caption-point-y="0.610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5508in" draw:caption-point-x="-0.2402in" draw:caption-point-y="0.607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6.5598in" draw:caption-point-x="-0.2402in" draw:caption-point-y="0.598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23" table:formula="of:=SUM([.D31:.AG31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69in" draw:caption-point-x="-0.2402in" draw:caption-point-y="0.6087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7984in" draw:caption-point-x="-0.2402in" draw:caption-point-y="0.6071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7.0472in" draw:caption-point-x="-0.2402in" draw:caption-point-y="0.6059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0524in" draw:caption-point-x="-0.2402in" draw:caption-point-y="0.6008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123" table:formula="of:=SUM([.D33:.AG3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906in" draw:caption-point-x="-0.2402in" draw:caption-point-y="0.610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913in" draw:caption-point-x="-0.2402in" draw:caption-point-y="0.609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2937in" draw:caption-point-x="-0.2402in" draw:caption-point-y="0.607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65in" draw:caption-point-x="-0.2402in" draw:caption-point-y="0.604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7.2976in" draw:caption-point-x="-0.2402in" draw:caption-point-y="0.603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7.2996in" draw:caption-point-x="-0.2402in" draw:caption-point-y="0.6012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3012in" draw:caption-point-x="-0.2402in" draw:caption-point-y="0.5996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3028in" draw:caption-point-x="-0.2402in" draw:caption-point-y="0.598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3031in" draw:caption-point-x="-0.2402in" draw:caption-point-y="0.597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23" table:formula="of:=SUM([.D34:.AG34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7.5366in" draw:caption-point-x="-0.2402in" draw:caption-point-y="0.6118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7.5366in" draw:caption-point-x="-0.2402in" draw:caption-point-y="0.6118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5382in" draw:caption-point-x="-0.2402in" draw:caption-point-y="0.610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539in" draw:caption-point-x="-0.2402in" draw:caption-point-y="0.609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5394in" draw:caption-point-x="-0.2402in" draw:caption-point-y="0.6091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5398in" draw:caption-point-x="-0.2402in" draw:caption-point-y="0.6087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7.5413in" draw:caption-point-x="-0.2402in" draw:caption-point-y="0.6071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5417in" draw:caption-point-x="-0.2402in" draw:caption-point-y="0.6067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7.5457in" draw:caption-point-x="-0.2402in" draw:caption-point-y="0.6028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5488in" draw:caption-point-x="-0.2402in" draw:caption-point-y="0.599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7.5457in" draw:caption-point-x="-0.2402in" draw:caption-point-y="0.6028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5508in" draw:caption-point-x="-0.2402in" draw:caption-point-y="0.597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123" table:formula="of:=SUM([.D35:.AG35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7846in" draw:caption-point-x="-0.2402in" draw:caption-point-y="0.6118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7862in" draw:caption-point-x="-0.2402in" draw:caption-point-y="0.6102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787in" draw:caption-point-x="-0.2402in" draw:caption-point-y="0.609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7894in" draw:caption-point-x="-0.2402in" draw:caption-point-y="0.6071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7921in" draw:caption-point-x="-0.2402in" draw:caption-point-y="0.604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7937in" draw:caption-point-x="-0.2402in" draw:caption-point-y="0.6028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7957in" draw:caption-point-x="-0.2402in" draw:caption-point-y="0.6008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7988in" draw:caption-point-x="-0.2402in" draw:caption-point-y="0.5976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123" table:formula="of:=SUM([.D36:.AG3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8.0433in" draw:caption-point-x="-0.2402in" draw:caption-point-y="0.600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123" table:formula="of:=SUM([.D37:.AG3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2815in" draw:caption-point-x="-0.2402in" draw:caption-point-y="0.610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2823in" draw:caption-point-x="-0.2402in" draw:caption-point-y="0.6094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2827in" draw:caption-point-x="-0.2402in" draw:caption-point-y="0.6091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2846in" draw:caption-point-x="-0.2402in" draw:caption-point-y="0.607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8.2886in" draw:caption-point-x="-0.2402in" draw:caption-point-y="0.6031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289in" draw:caption-point-x="-0.2402in" draw:caption-point-y="0.6028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8.2921in" draw:caption-point-x="-0.2402in" draw:caption-point-y="0.599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123" table:formula="of:=SUM([.D38:.AG3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5307in" draw:caption-point-x="-0.2402in" draw:caption-point-y="0.6087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8.5323in" draw:caption-point-x="-0.2402in" draw:caption-point-y="0.607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5323in" draw:caption-point-x="-0.2402in" draw:caption-point-y="0.6071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5358in" draw:caption-point-x="-0.2402in" draw:caption-point-y="0.603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5398in" draw:caption-point-x="-0.2402in" draw:caption-point-y="0.599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5413in" draw:caption-point-x="-0.2402in" draw:caption-point-y="0.598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123" table:formula="of:=SUM([.D39:.AG39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7799in" draw:caption-point-x="-0.2402in" draw:caption-point-y="0.607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7799in" draw:caption-point-x="-0.2402in" draw:caption-point-y="0.607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7799in" draw:caption-point-x="-0.2402in" draw:caption-point-y="0.607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123" table:formula="of:=SUM([.D40:.AG4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9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102in" draw:caption-point-x="-0.2402in" draw:caption-point-y="0.6075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106in" draw:caption-point-x="-0.2402in" draw:caption-point-y="0.6071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57in" draw:caption-point-x="-0.2402in" draw:caption-point-y="0.602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65in" draw:caption-point-x="-0.2402in" draw:caption-point-y="0.6012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81in" draw:caption-point-x="-0.2402in" draw:caption-point-y="0.599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85in" draw:caption-point-x="-0.2402in" draw:caption-point-y="0.5992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217in" draw:caption-point-x="-0.2402in" draw:caption-point-y="0.5961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606in" draw:caption-point-x="-0.2402in" draw:caption-point-y="0.604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0.3701in" draw:caption-point-x="-0.2402in" draw:caption-point-y="0.5953in">
              <dc:date>2016-07-29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36" table:formula="of:=SUM([.D6:.AH6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6039in" draw:caption-point-x="-0.2402in" draw:caption-point-y="0.6091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6083in" draw:caption-point-x="-0.2402in" draw:caption-point-y="0.604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6118in" draw:caption-point-x="-0.2402in" draw:caption-point-y="0.6012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6177in" draw:caption-point-x="-0.2402in" draw:caption-point-y="0.5953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36" table:formula="of:=SUM([.D7:.AH7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8504in" draw:caption-point-x="-0.2402in" draw:caption-point-y="0.6102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36" table:formula="of:=SUM([.D8:.AH8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1.098in" draw:caption-point-x="-0.2402in" draw:caption-point-y="0.6102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1012in" draw:caption-point-x="-0.2402in" draw:caption-point-y="0.6071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1.1083in" draw:caption-point-x="-0.2402in" draw:caption-point-y="0.6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102in" draw:caption-point-x="-0.2402in" draw:caption-point-y="0.59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3in" draw:caption-point-x="-0.2402in" draw:caption-point-y="0.5953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36" table:formula="of:=SUM([.D9:.AH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3583in" draw:caption-point-x="-0.2402in" draw:caption-point-y="0.59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361in" draw:caption-point-x="-0.2402in" draw:caption-point-y="0.5953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36" table:formula="of:=SUM([.D10:.AH10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5992in" draw:caption-point-x="-0.2402in" draw:caption-point-y="0.604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6035in" draw:caption-point-x="-0.2402in" draw:caption-point-y="0.6004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5933in" draw:caption-point-x="-0.2402in" draw:caption-point-y="0.610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5933in" draw:caption-point-x="-0.2402in" draw:caption-point-y="0.610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5933in" draw:caption-point-x="-0.2402in" draw:caption-point-y="0.610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5933in" draw:caption-point-x="-0.2402in" draw:caption-point-y="0.610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8504in" draw:caption-point-x="-0.2402in" draw:caption-point-y="0.6012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36" table:formula="of:=SUM([.D12:.AH1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2.1012in" draw:caption-point-x="-0.2402in" draw:caption-point-y="0.59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2.1012in" draw:caption-point-x="-0.2402in" draw:caption-point-y="0.59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2.1031in" draw:caption-point-x="-0.2402in" draw:caption-point-y="0.5961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36" table:formula="of:=SUM([.D13:.AH13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337in" draw:caption-point-x="-0.2402in" draw:caption-point-y="0.609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337in" draw:caption-point-x="-0.2402in" draw:caption-point-y="0.609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3402in" draw:caption-point-x="-0.2402in" draw:caption-point-y="0.6067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3394in" draw:caption-point-x="-0.2402in" draw:caption-point-y="0.6075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3413in" draw:caption-point-x="-0.2402in" draw:caption-point-y="0.605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3413in" draw:caption-point-x="-0.2402in" draw:caption-point-y="0.605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36" table:formula="of:=SUM([.D14:.AH1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36" table:formula="of:=SUM([.D15:.AH1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8354in" draw:caption-point-x="-0.2402in" draw:caption-point-y="0.6067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69in" draw:caption-point-x="-0.2402in" draw:caption-point-y="0.5953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36" table:formula="of:=SUM([.D16:.AH16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3.0835in" draw:caption-point-x="-0.2402in" draw:caption-point-y="0.6063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7.3094in" svg:y="3.0843in" draw:caption-point-x="-0.2402in" draw:caption-point-y="0.6055in">
              <dc:date>2016-07-11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12.0059in" svg:y="3.0906in" draw:caption-point-x="-0.2402in" draw:caption-point-y="0.5992in">
              <dc:date>2016-07-21T00:00:00</dc:date>
              <text:p text:style-name="P1"><text:span text:style-name="T1">Bận việc riêng đột xuấ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36" table:formula="of:=SUM([.D17:.AH17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3.3295in" draw:caption-point-x="-0.2402in" draw:caption-point-y="0.6083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3.3323in" draw:caption-point-x="-0.2402in" draw:caption-point-y="0.605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3.3323in" draw:caption-point-x="-0.2402in" draw:caption-point-y="0.605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3.3382in" draw:caption-point-x="-0.2402in" draw:caption-point-y="0.599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3.3417in" draw:caption-point-x="-0.2402in" draw:caption-point-y="0.5961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3.3425in" draw:caption-point-x="-0.2402in" draw:caption-point-y="0.5953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5854in" draw:caption-point-x="-0.2402in" draw:caption-point-y="0.6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36" table:formula="of:=SUM([.D20:.AH2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4.0795in" draw:caption-point-x="-0.2402in" draw:caption-point-y="0.6012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36" table:formula="of:=SUM([.D21:.AH2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4.3256in" draw:caption-point-x="-0.2402in" draw:caption-point-y="0.6028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4.328in" draw:caption-point-x="-0.2402in" draw:caption-point-y="0.6004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2" office:value-type="string">
            <text:p>KietNVT</text:p>
          </table:table-cell>
          <table:table-cell table:style-name="ce136" table:formula="of:=SUM([.D22:.AH22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4.5772in" draw:caption-point-x="-0.2402in" draw:caption-point-y="0.598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136" table:formula="of:=SUM([.D23:.AH23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8134in" draw:caption-point-x="-0.2402in" draw:caption-point-y="0.6102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815in" draw:caption-point-x="-0.2402in" draw:caption-point-y="0.6087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813in" draw:caption-point-x="-0.2402in" draw:caption-point-y="0.610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813in" draw:caption-point-x="-0.2402in" draw:caption-point-y="0.610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813in" draw:caption-point-x="-0.2402in" draw:caption-point-y="0.610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8236in" draw:caption-point-x="-0.2402in" draw:caption-point-y="0.6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136" table:formula="of:=SUM([.D24:.AH2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5.065in" draw:caption-point-x="-0.2402in" draw:caption-point-y="0.6063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5.065in" draw:caption-point-x="-0.2402in" draw:caption-point-y="0.6063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136" table:formula="of:=SUM([.D25:.AH25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5.3087in" draw:caption-point-x="-0.2402in" draw:caption-point-y="0.6102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5.313in" draw:caption-point-x="-0.2402in" draw:caption-point-y="0.6059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2" office:value-type="string">
            <text:p>NhanHTH</text:p>
          </table:table-cell>
          <table:table-cell table:style-name="ce136" table:formula="of:=SUM([.D26:.AH2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2" office:value-type="string">
            <text:p>NhatLCM</text:p>
          </table:table-cell>
          <table:table-cell table:style-name="ce136" table:formula="of:=SUM([.D28:.AH28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6.0591in" draw:caption-point-x="-0.2402in" draw:caption-point-y="0.6031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6.0598in" draw:caption-point-x="-0.2402in" draw:caption-point-y="0.6024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6.0634in" draw:caption-point-x="-0.2402in" draw:caption-point-y="0.598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6.0634in" draw:caption-point-x="-0.2402in" draw:caption-point-y="0.598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6.0669in" draw:caption-point-x="-0.2402in" draw:caption-point-y="0.5953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2" office:value-type="string">
            <text:p>NhuPHQ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136" table:formula="of:=SUM([.D30:.AH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36" table:formula="of:=SUM([.D31:.AH31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7996in" draw:caption-point-x="-0.2402in" draw:caption-point-y="0.6055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3902in" svg:x="15.202in" svg:y="6.8106in" draw:caption-point-x="-0.2402in" draw:caption-point-y="0.5949in">
              <dc:date>2016-08-03T00:00:00</dc:date>
              <text:p text:style-name="P1">Giải quyết giấy tờ đất đai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136" table:formula="of:=SUM([.D33:.AH3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799in" draw:caption-point-x="-0.2402in" draw:caption-point-y="0.6087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815in" draw:caption-point-x="-0.2402in" draw:caption-point-y="0.6071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7.2854in" draw:caption-point-x="-0.2402in" draw:caption-point-y="0.6031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2858in" draw:caption-point-x="-0.2402in" draw:caption-point-y="0.6028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7.2898in" draw:caption-point-x="-0.2402in" draw:caption-point-y="0.5988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2" office:value-type="string">
            <text:p>ThaoNP</text:p>
          </table:table-cell>
          <table:table-cell table:style-name="ce136" table:formula="of:=SUM([.D34:.AH34])" office:value-type="float" office:value="0">
            <text:p>0</text:p>
          </table:table-cell>
          <table:table-cell table:style-name="ce140" table:number-columns-repeated="26"/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136" table:formula="of:=SUM([.D35:.AH3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7776in" draw:caption-point-x="-0.2402in" draw:caption-point-y="0.6067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136" table:formula="of:=SUM([.D36:.AH3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8.0331in" draw:caption-point-x="-0.2402in" draw:caption-point-y="0.598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136" table:formula="of:=SUM([.D37:.AH37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2693in" draw:caption-point-x="-0.2402in" draw:caption-point-y="0.610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8.2795in" draw:caption-point-x="-0.2402in" draw:caption-point-y="0.6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2795in" draw:caption-point-x="-0.2402in" draw:caption-point-y="0.6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8.2795in" draw:caption-point-x="-0.2402in" draw:caption-point-y="0.6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8.2795in" draw:caption-point-x="-0.2402in" draw:caption-point-y="0.6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8.2783in" draw:caption-point-x="-0.2402in" draw:caption-point-y="0.6012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2815in" draw:caption-point-x="-0.2402in" draw:caption-point-y="0.59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2819in" draw:caption-point-x="-0.2402in" draw:caption-point-y="0.597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8.2795in" draw:caption-point-x="-0.2402in" draw:caption-point-y="0.6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8.2795in" draw:caption-point-x="-0.2402in" draw:caption-point-y="0.6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8.2795in" draw:caption-point-x="-0.2402in" draw:caption-point-y="0.6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136" table:formula="of:=SUM([.D38:.AH38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5169in" draw:caption-point-x="-0.2402in" draw:caption-point-y="0.610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8.5185in" draw:caption-point-x="-0.2402in" draw:caption-point-y="0.6087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8.5209in" draw:caption-point-x="-0.2402in" draw:caption-point-y="0.6063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8.5228in" draw:caption-point-x="-0.2402in" draw:caption-point-y="0.6043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8.526in" draw:caption-point-x="-0.2402in" draw:caption-point-y="0.6012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5276in" draw:caption-point-x="-0.2402in" draw:caption-point-y="0.5996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5291in" draw:caption-point-x="-0.2402in" draw:caption-point-y="0.59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5299in" draw:caption-point-x="-0.2402in" draw:caption-point-y="0.5972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136" table:formula="of:=SUM([.D39:.AH3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7661in" draw:caption-point-x="-0.2402in" draw:caption-point-y="0.6087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7661in" draw:caption-point-x="-0.2402in" draw:caption-point-y="0.6087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8.7752in" draw:caption-point-x="-0.2402in" draw:caption-point-y="0.5996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8.7752in" draw:caption-point-x="-0.2402in" draw:caption-point-y="0.5996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8.7752in" draw:caption-point-x="-0.2402in" draw:caption-point-y="0.5996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7752in" draw:caption-point-x="-0.2402in" draw:caption-point-y="0.5996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7768in" draw:caption-point-x="-0.2402in" draw:caption-point-y="0.59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7795in" draw:caption-point-x="-0.2402in" draw:caption-point-y="0.5953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136" table:formula="of:=SUM([.D40:.AH4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136" table:formula="of:=SUM([.D41:.AH41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9.2622in" draw:caption-point-x="-0.2402in" draw:caption-point-y="0.6079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9.2646in" draw:caption-point-x="-0.2402in" draw:caption-point-y="0.6055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9.2673in" draw:caption-point-x="-0.2402in" draw:caption-point-y="0.6028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9.2697in" draw:caption-point-x="-0.2402in" draw:caption-point-y="0.6004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9.2724in" draw:caption-point-x="-0.2402in" draw:caption-point-y="0.597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9.2748in" draw:caption-point-x="-0.2402in" draw:caption-point-y="0.5953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136" table:formula="of:=SUM([.D42:.AH42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9.5075in" draw:caption-point-x="-0.2402in" draw:caption-point-y="0.6102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9.5091in" draw:caption-point-x="-0.2402in" draw:caption-point-y="0.6087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9.511in" draw:caption-point-x="-0.2402in" draw:caption-point-y="0.606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9.511in" draw:caption-point-x="-0.2402in" draw:caption-point-y="0.606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9.515in" draw:caption-point-x="-0.2402in" draw:caption-point-y="0.6028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9.5154in" draw:caption-point-x="-0.2402in" draw:caption-point-y="0.6024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9.5189in" draw:caption-point-x="-0.2402in" draw:caption-point-y="0.5988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9.5217in" draw:caption-point-x="-0.2402in" draw:caption-point-y="0.5961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9.5224in" draw:caption-point-x="-0.2402in" draw:caption-point-y="0.5953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9.5217in" draw:caption-point-x="-0.2402in" draw:caption-point-y="0.5961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40">
            <text:p>40</text:p>
          </table:table-cell>
          <table:table-cell table:style-name="ce42" office:value-type="string">
            <text:p>VinhP</text:p>
          </table:table-cell>
          <table:table-cell table:style-name="ce136" table:formula="of:=SUM([.D43:.AH43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9.7705in" draw:caption-point-x="-0.2402in" draw:caption-point-y="0.5953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9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136" table:formula="of:=SUM([.D44:.AH4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10.0047in" draw:caption-point-x="-0.2402in" draw:caption-point-y="0.6087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10.0047in" draw:caption-point-x="-0.2402in" draw:caption-point-y="0.6087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8/03/2016</text:date>, <text:time>08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03">08/03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93</meta:editing-cycles>
    <meta:editing-duration>P21DT22H50M9S</meta:editing-duration>
    <meta:generator>OpenOffice/4.1.2$Win32 OpenOffice.org_project/412m3$Build-9782</meta:generator>
    <dc:date>2016-08-03T08:36:47.63</dc:date>
    <meta:document-statistic meta:table-count="10" meta:cell-count="6546" meta:object-count="0"/>
    <meta:user-defined meta:name="Info 1"/>
    <meta:user-defined meta:name="Info 2"/>
    <meta:user-defined meta:name="Info 3"/>
    <meta:user-defined meta:name="Info 4"/>
  </office:meta>
</office:document-meta>
</file>